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4" style:family="table-cell" style:parent-style-name="Default">
      <style:table-cell-properties fo:wrap-option="wrap"/>
      <style:text-properties fo:font-size="8pt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16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18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19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0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1" style:family="table-cell" style:parent-style-name="Default" style:data-style-name="N0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22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3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4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26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JEDER GEGEN JEDEN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f uk: Reihenfolge unklar</text:p>
          </table:table-cell>
          <table:table-cell table:style-name="Default" table:number-columns-repeated="2"/>
          <table:table-cell office:value-type="string" calcext:value-type="string">
            <text:p>rk:relativ klar</text:p>
          </table:table-cell>
          <table:table-cell table:style-name="Default"/>
          <table:table-cell table:style-name="Default" office:value-type="string" calcext:value-type="string">
            <text:p>k=klar</text:p>
          </table:table-cell>
          <table:table-cell/>
          <table:table-cell table:style-name="Default" office:value-type="string" calcext:value-type="string">
            <text:p>mk=mittelwert aber klar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" office:value-type="float" office:value="94659930.5" calcext:value-type="float">
            <text:p>94659930.5</text:p>
          </table:table-cell>
          <table:table-cell table:style-name="Default" table:number-columns-repeated="2"/>
          <table:table-cell office:value-type="string" calcext:value-type="string">
            <text:p>od: ohne diagramm</text:p>
          </table:table-cell>
          <table:table-cell table:style-name="Default" table:number-columns-repeated="2"/>
          <table:table-cell office:value-type="string" calcext:value-type="string">
            <text:p>uk: unklar welcher parameter am beste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lluvial Deposits</text:p>
          </table:table-cell>
          <table:table-cell/>
          <table:table-cell table:style-name="Default"/>
          <table:table-cell table:style-name="Default" office:value-type="string" calcext:value-type="string">
            <text:p>Colluvial Deposits</text:p>
          </table:table-cell>
          <table:table-cell/>
          <table:table-cell table:style-name="Default"/>
          <table:table-cell table:style-name="Default" office:value-type="string" calcext:value-type="string">
            <text:p>Calcareous sedimentary rock</text:p>
          </table:table-cell>
          <table:table-cell/>
          <table:table-cell table:style-name="Default"/>
          <table:table-cell table:style-name="Default" office:value-type="string" calcext:value-type="string">
            <text:p>Debris Cones</text:p>
          </table:table-cell>
          <table:table-cell/>
          <table:table-cell table:style-name="Default"/>
          <table:table-cell table:style-name="Default" office:value-type="string" calcext:value-type="string">
            <text:p>Glaciolacustrine Deposits</text:p>
          </table:table-cell>
          <table:table-cell/>
          <table:table-cell table:style-name="Default"/>
          <table:table-cell table:style-name="Default" office:value-type="string" calcext:value-type="string">
            <text:p>Ice-marginal Deposits</text:p>
          </table:table-cell>
          <table:table-cell/>
          <table:table-cell table:style-name="Default"/>
          <table:table-cell table:style-name="Default" office:value-type="string" calcext:value-type="string">
            <text:p>Intermediate Sedimentary Rock</text:p>
          </table:table-cell>
          <table:table-cell/>
          <table:table-cell table:style-name="Default"/>
          <table:table-cell table:style-name="Default" office:value-type="string" calcext:value-type="string">
            <text:p>Mire Deposits</text:p>
          </table:table-cell>
          <table:table-cell/>
          <table:table-cell table:style-name="Default"/>
          <table:table-cell table:style-name="Default" office:value-type="string" calcext:value-type="string">
            <text:p>Mixed Deposits</text:p>
          </table:table-cell>
          <table:table-cell/>
          <table:table-cell table:style-name="Default"/>
          <table:table-cell table:style-name="Default" office:value-type="string" calcext:value-type="string">
            <text:p>Siliceous Bedrock</text:p>
          </table:table-cell>
          <table:table-cell/>
          <table:table-cell table:style-name="Default"/>
          <table:table-cell table:style-name="Default" office:value-type="string" calcext:value-type="string">
            <text:p>Scree</text:p>
          </table:table-cell>
          <table:table-cell/>
          <table:table-cell table:style-name="Default"/>
          <table:table-cell table:style-name="Default" office:value-type="string" calcext:value-type="string">
            <text:p>Slope Debris</text:p>
          </table:table-cell>
          <table:table-cell/>
          <table:table-cell table:style-name="Default"/>
          <table:table-cell table:style-name="Default" office:value-type="string" calcext:value-type="string">
            <text:p>Sub-glacial Till</text:p>
          </table:table-cell>
          <table:table-cell/>
          <table:table-cell table:style-name="Default"/>
          <table:table-cell table:style-name="Default" office:value-type="string" calcext:value-type="string">
            <text:p>Silicious Sedimentary Rock</text:p>
          </table:table-cell>
          <table:table-cell/>
          <table:table-cell table:style-name="Default"/>
          <table:table-cell table:style-name="Default" office:value-type="string" calcext:value-type="string">
            <text:p>Till in general</text:p>
          </table:table-cell>
          <table:table-cell/>
          <table:table-cell table:style-name="Default"/>
        </table:table-row>
        <table:table-row table:style-name="ro2">
          <table:table-cell table:style-name="ce1" office:value-type="string" calcext:value-type="string" table:number-columns-spanned="1" table:number-rows-spanned="3">
            <text:p>Alluvial Deposits</text:p>
          </table:table-cell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minic_DTM_50m_avg_ws7 &amp; VerticalDistancetoChannelNetwork,TPI_i0m,o140m : 0.21</text:p>
          </table:table-cell>
          <table:table-cell table:style-name="ce13" office:value-type="string" calcext:value-type="string">
            <text:p>geom_hr_L3_fl10_r_li_dominance_UE_hr_40cells (uk) &amp; geom_hr_L50m_fl1_r_li_patchdensity_UE_hr_20cells: 0.3</text:p>
          </table:table-cell>
          <table:table-cell table:style-name="ce16" office:value-type="string" calcext:value-type="string">
            <text:p>geom_dtm_10m_hyd_fl5_L30 (0.27) <text:s/>&amp; <text:s/>geom_DTM_50m_avg_fl2_L250m (0.25)</text:p>
          </table:table-cell>
          <table:table-cell table:style-name="ce10" office:value-type="string" calcext:value-type="string">
            <text:p>ChannelNetworkBaseLevel: 0</text:p>
          </table:table-cell>
          <table:table-cell table:style-name="ce13" office:value-type="string" calcext:value-type="string">
            <text:p>geom_hr_L3_fl1_r_li_richness_UE_hr_20cells (0.19) &amp; geom_hr_L3_fl10_r_li_simpson_UE_hr_20cells (rk, 0.12))</text:p>
          </table:table-cell>
          <table:table-cell table:style-name="ce16" office:value-type="string" calcext:value-type="string">
            <text:p>geom_DTM_50m_avg_fl8_L1000m: 0.12</text:p>
          </table:table-cell>
          <table:table-cell table:style-name="ce10" office:value-type="string" calcext:value-type="string">
            <text:p>Catchment_slope (0.16) &amp; DiurnalAnisotropicHeating (0.12) &amp; Topographic_Wetness_Index ( rk) : 0.11</text:p>
          </table:table-cell>
          <table:table-cell table:style-name="ce13" office:value-type="string" calcext:value-type="string">
            <text:p>geom_hr_L50m_fl1_r_li_patchdensity_UE_hr_20cells, klar: 0.31</text:p>
          </table:table-cell>
          <table:table-cell table:style-name="ce16" office:value-type="string" calcext:value-type="string">
            <text:p>niedriger fl, geom_10m_fl2_L100 (0.27) &amp; 2 weitere uk: 0.21</text:p>
          </table:table-cell>
          <table:table-cell table:style-name="ce10" office:value-type="string" calcext:value-type="string">
            <text:p>VerticalDistancetoChannelNetwork (0.16) &amp; Channel_Network_Base_Level &amp; Convexity (Rf uk): 0.08</text:p>
          </table:table-cell>
          <table:table-cell table:style-name="ce13" office:value-type="string" calcext:value-type="string">
            <text:p>geom_hr_L50m_fl10_r_li_mps_UE_hr_20cells (rk, 0.36) dann kaum Verbesserung zu 0.33</text:p>
          </table:table-cell>
          <table:table-cell table:style-name="ce16" office:value-type="string" calcext:value-type="string">
            <text:p>geom_dtm_10m_hyd_fl5_L80(rk): 0.19</text:p>
          </table:table-cell>
          <table:table-cell table:style-name="ce10" office:value-type="string" calcext:value-type="string">
            <text:p>VerticalDistancetoChannelNetwork: 0.09</text:p>
          </table:table-cell>
          <table:table-cell table:style-name="ce13" office:value-type="string" calcext:value-type="string">
            <text:p>geom_hr_L3_fl10-danachalles (0.24) &amp;geom_hr_L3_fl1_r_li_patchdensity_UE_hr_20cells: 0.2 </text:p>
          </table:table-cell>
          <table:table-cell table:style-name="ce16" office:value-type="string" calcext:value-type="string">
            <text:p>geom_10m_fl8_L30 (fl klar, restnicht): 0.15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16" office:value-type="string" calcext:value-type="string">
            <text:p>geom_DTM_50m_avg_fl10_L150m (k, 0.12) &amp; geom_10m_fl10_L6 (rk): 0.11</text:p>
          </table:table-cell>
          <table:table-cell office:value-type="string" calcext:value-type="string">
            <text:p>Topographic_Wetness_Index (0.27) &amp; LS_Factor aber auch Slope &amp; Texture &amp; Convexity: 0.2</text:p>
          </table:table-cell>
          <table:table-cell table:style-name="ce13" office:value-type="string" calcext:value-type="string">
            <text:p>geom_hr_L50m_fl1_r_li_edgedensity_UE_hr_20cells (rk): 0.3</text:p>
          </table:table-cell>
          <table:table-cell table:style-name="ce16" office:value-type="string" calcext:value-type="string">
            <text:p>geom_DTM_50m_avg_fl2_L150m (rk, 0.29) &amp;&amp;: 0.22 </text:p>
          </table:table-cell>
          <table:table-cell table:style-name="ce10"/>
          <table:table-cell table:style-name="ce13" office:value-type="string" calcext:value-type="string">
            <text:p>geom_hr_L3_fl10- uk (0.27) &amp;&amp;: 0.2</text:p>
          </table:table-cell>
          <table:table-cell table:style-name="ce16" office:value-type="string" calcext:value-type="string">
            <text:p>geom_DTM_50m_avg_fl10_L900m (k):0.14</text:p>
          </table:table-cell>
          <table:table-cell table:style-name="ce10"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3" office:value-type="string" calcext:value-type="string">
            <text:p><text:s/>geom_hr_L3_fl10_r_li_dominance_UE_hr_20cells (rk, 0.28)</text:p>
          </table:table-cell>
          <table:table-cell table:style-name="ce16" office:value-type="string" calcext:value-type="string">
            <text:p>geom_DTM_50m_avg_fl10_L1300m: 0.13</text:p>
          </table:table-cell>
          <table:table-cell table:style-name="ce19" office:value-type="string" calcext:value-type="string">
            <text:p>catchment slope: 0.01</text:p>
          </table:table-cell>
          <table:table-cell table:style-name="ce22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25" office:value-type="string" calcext:value-type="string">
            <text:p>geom_DTM_50m_avg_fl10_L300m uk : 0.1 od</text:p>
          </table:table-cell>
          <table:table-cell office:value-type="string" calcext:value-type="string">
            <text:p>ChannelNetworkBaseLevel (0.1) &amp; slope_DTM_50m_avg_ws7 (Rf uk): 0.04</text:p>
          </table:table-cell>
          <table:table-cell table:style-name="ce13" office:value-type="string" calcext:value-type="string">
            <text:p>geom_hr_L50m_fl1_r_li_mps_UE_hr_20cells (k, 0.22) &amp; geom_hr_L3_fl1_r_li_dominance_UE_hr_20cells (rk): 0.17</text:p>
          </table:table-cell>
          <table:table-cell table:style-name="ce16" office:value-type="string" calcext:value-type="string">
            <text:p>geom_DTM_50m_avg_fl10_L1500m (ruk):0.14</text:p>
          </table:table-cell>
          <table:table-cell table:style-name="ce10" office:value-type="string" calcext:value-type="string">
            <text:p>Modified_Catchment_Area: 0.14</text:p>
          </table:table-cell>
          <table:table-cell table:style-name="ce13" office:value-type="string" calcext:value-type="string">
            <text:p>geom_hr_L50m_fl1_r_li_patchdensity_UE_hr_20cells (k, 0.32) &amp; geom_hr_L50m_fl1_r_li_dominance_UE_hr_20cells: 0.29</text:p>
          </table:table-cell>
          <table:table-cell table:style-name="ce16"/>
          <table:table-cell table:style-name="ce10" office:value-type="string" calcext:value-type="string">
            <text:p>ChannelNetworkBaseLevel: 0</text:p>
          </table:table-cell>
          <table:table-cell table:style-name="ce13" office:value-type="string" calcext:value-type="string">
            <text:p>geom_hr_L3_fl10_r_li_dominance_UE_hr_10cells (rk, 0.26) &amp; : 0.22</text:p>
          </table:table-cell>
          <table:table-cell table:style-name="ce16" office:value-type="string" calcext:value-type="string">
            <text:p>geom_DTM_50m_avg_fl10_L1500m (k): 0.14</text:p>
          </table:table-cell>
          <table:table-cell table:style-name="ce10" office:value-type="string" calcext:value-type="string">
            <text:p>Modified_Catchment_Area: 0.14 &amp; Convexity &amp; Channel_Network_Base_Level (rf uk): 0.1</text:p>
          </table:table-cell>
          <table:table-cell table:style-name="ce13" office:value-type="string" calcext:value-type="string">
            <text:p>geom_hr_L50m_fl1_r_li_patchdensity_UE_hr_20cells (k. 0.32) &amp; geom_hr_L50m_fl1_r_li_dominance_UE_hr_20cells (rk): 0.29</text:p>
          </table:table-cell>
          <table:table-cell table:style-name="ce16" office:value-type="string" calcext:value-type="string">
            <text:p>geom_10m_fl3_L140 (k): 0.20</text:p>
          </table:table-cell>
        </table:table-row>
        <table:table-row table:style-name="ro2">
          <table:covered-table-cell/>
          <table:table-cell table:style-name="ce3" office:value-type="float" office:value="10089337.5" calcext:value-type="float">
            <text:p>100893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minic_DTM_50m_avg_ws7: 0.24</text:p>
          </table:table-cell>
          <table:table-cell table:style-name="ce14" office:value-type="string" calcext:value-type="string">
            <text:p>Texture (0.32) &amp; TRI_hr_ws26 (0.28)&amp; fischerk_ws41 (Rf uk) od: 0.26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1 (rk, 0.05) &amp; terraintexture_hr_ws57_tp5 (uk) :0.04</text:p>
          </table:table-cell>
          <table:table-cell table:style-name="ce17"/>
          <table:table-cell table:style-name="ce11" office:value-type="string" calcext:value-type="string">
            <text:p>slope_ws29_hr :0.21</text:p>
          </table:table-cell>
          <table:table-cell table:style-name="ce14" office:value-type="string" calcext:value-type="string">
            <text:p>Texture (rk): 0.23</text:p>
          </table:table-cell>
          <table:table-cell table:style-name="ce17"/>
          <table:table-cell table:style-name="ce11" office:value-type="string" calcext:value-type="string">
            <text:p>maxic_DTM_50m_avg_ws7 (0.21) &amp; slope_ws23_hr: 0.18</text:p>
          </table:table-cell>
          <table:table-cell table:style-name="ce14" office:value-type="string" calcext:value-type="string">
            <text:p>Texture (rk, 0,25)&amp; fischerk_ws53 (0.24) &amp; uk: 0.22</text:p>
          </table:table-cell>
          <table:table-cell table:style-name="ce17"/>
          <table:table-cell table:style-name="ce11" office:value-type="string" calcext:value-type="string">
            <text:p>slope_DTM_50m_avg_ws7: 0.10</text:p>
          </table:table-cell>
          <table:table-cell table:style-name="ce14" office:value-type="string" calcext:value-type="string">
            <text:p>TRI_hr_ws25, k: 0.17</text:p>
          </table:table-cell>
          <table:table-cell table:style-name="ce17"/>
          <table:table-cell table:style-name="ce11" office:value-type="string" calcext:value-type="string">
            <text:p>slope_DTM_50m_avg_ws7 (0.05) &amp; crosc_DTM_50m_avg_ws7 (rk): 0.03 </text:p>
          </table:table-cell>
          <table:table-cell table:style-name="ce14" office:value-type="string" calcext:value-type="string">
            <text:p>TRI_hr_ws18: 0.07</text:p>
          </table:table-cell>
          <table:table-cell table:style-name="ce17"/>
          <table:table-cell table:style-name="ce11" office:value-type="string" calcext:value-type="string">
            <text:p>Slope (0.28) &amp; Convexity (Rf uk, 0.19) &amp; Longitudinal_Curvature (rk): 0.15</text:p>
          </table:table-cell>
          <table:table-cell table:style-name="ce14" office:value-type="string" calcext:value-type="string">
            <text:p>TRI_hr_ws19 (rk, 0.27) &amp; Texture (k, 0.23) &amp; <text:s/>fischerk_ws43 (rk): 0.21</text:p>
          </table:table-cell>
          <table:table-cell table:style-name="Default"/>
          <table:table-cell table:style-name="ce17" office:value-type="string" calcext:value-type="string">
            <text:p>slope_DTM_50m_avg_ws7 (k): 0.13</text:p>
          </table:table-cell>
          <table:table-cell table:style-name="ce14" office:value-type="string" calcext:value-type="string">
            <text:p>TRI_hr_ws14 (rk):0.18</text:p>
          </table:table-cell>
          <table:table-cell table:style-name="ce17"/>
          <table:table-cell table:style-name="ce11" office:value-type="string" calcext:value-type="string">
            <text:p>maxic_DTM_50m_avg_ws7 (0.18) % Convexity(0.13) &amp;slope_DTM_50m_avg_ws3: 0.10</text:p>
          </table:table-cell>
          <table:table-cell table:style-name="ce14" office:value-type="string" calcext:value-type="string">
            <text:p>TRI_hr_ws25 (rk):0.20</text:p>
          </table:table-cell>
          <table:table-cell table:style-name="ce17"/>
          <table:table-cell table:style-name="ce20" office:value-type="string" calcext:value-type="string">
            <text:p>slope_DTM_50m_avg_ws7: 0.02</text:p>
          </table:table-cell>
          <table:table-cell table:style-name="ce23" office:value-type="string" calcext:value-type="string">
            <text:p>TRI_hr_ws18: 0.04 od</text:p>
          </table:table-cell>
          <table:table-cell table:style-name="ce26"/>
          <table:table-cell table:style-name="ce11" office:value-type="string" calcext:value-type="string">
            <text:p>slope_DTM_50m_avg_ws7: 0.08</text:p>
          </table:table-cell>
          <table:table-cell table:style-name="ce14" office:value-type="string" calcext:value-type="string">
            <text:p>TRI_hr_ws25 (rk): 0.12</text:p>
          </table:table-cell>
          <table:table-cell table:style-name="ce17"/>
          <table:table-cell table:style-name="ce11" office:value-type="string" calcext:value-type="string">
            <text:p>Convexity (k,0.19) &amp; slope_ws11_hr:0.16</text:p>
          </table:table-cell>
          <table:table-cell table:style-name="ce14" office:value-type="string" calcext:value-type="string">
            <text:p>Texture (rk, 0.3) &amp; uk: 0.26</text:p>
          </table:table-cell>
          <table:table-cell table:style-name="ce17"/>
          <table:table-cell table:style-name="ce11" office:value-type="string" calcext:value-type="string">
            <text:p>slope_DTM_50m_avg_ws7: 0.12</text:p>
          </table:table-cell>
          <table:table-cell table:style-name="ce14" office:value-type="string" calcext:value-type="string">
            <text:p>TRI_hr_ws16: 0.16</text:p>
          </table:table-cell>
          <table:table-cell table:style-name="ce17"/>
          <table:table-cell table:style-name="ce11" office:value-type="string" calcext:value-type="string">
            <text:p>Convexity (k,0.2) &amp; slope_ws11_hr: 0.16</text:p>
          </table:table-cell>
          <table:table-cell table:style-name="ce14" office:value-type="string" calcext:value-type="string">
            <text:p>Texture (0.3) &amp; uk: 0.26</text:p>
          </table:table-cell>
          <table:table-cell table:style-name="ce17"/>
        </table:table-row>
        <table:table-row table:style-name="ro2">
          <table:covered-table-cell/>
          <table:table-cell table:style-name="ce4" table:formula="of:=[.B5]/[.$C$2]*100" office:value-type="float" office:value="10.6585093045256" calcext:value-type="float">
            <text:p>10.658509304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Modified_Catchment_Area &amp; <text:s/>Mass_Balance_Index &amp; Topographic_Wetness_Index (uk): 0.23 </text:p>
          </table:table-cell>
          <table:table-cell table:style-name="ce15" office:value-type="string" calcext:value-type="string">
            <text:p>Relative_Slope_Position (0.2) &amp; Slope_Height (0.18) &amp; NormalizedHeight (uk) : 0.15</text:p>
          </table:table-cell>
          <table:table-cell table:style-name="ce18"/>
          <table:table-cell table:style-name="ce12" office:value-type="string" calcext:value-type="string">
            <text:p>Channel_Network_Base_Level: 0.01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atchment_slope (k,0.17) &amp; LS_Factor (uk) :0.14 </text:p>
          </table:table-cell>
          <table:table-cell table:style-name="ce15" office:value-type="string" calcext:value-type="string">
            <text:p>Vertical_Distance_to_Channel_Network (0.29) &amp; Slope_Height (0.24) &amp; Normalized_Height(rk) :0.21</text:p>
          </table:table-cell>
          <table:table-cell table:style-name="ce18"/>
          <table:table-cell table:style-name="ce12" office:value-type="string" calcext:value-type="string">
            <text:p>Topographic_Wetness_Index (0.21) &amp; Channel_Network_Base_Level &amp; Modified_Catchment_Area (Rf uk) : 0.10</text:p>
          </table:table-cell>
          <table:table-cell table:style-name="ce15" office:value-type="string" calcext:value-type="string">
            <text:p>Relative_Slope_Position (0.11) &amp; Vertical_Distance_to_Channel_Network : 0.08</text:p>
          </table:table-cell>
          <table:table-cell table:style-name="ce18"/>
          <table:table-cell table:style-name="ce12" office:value-type="string" calcext:value-type="string">
            <text:p>Topographic_Wetness_Index(0.2) &amp; LS_Factor,k: 0.13 </text:p>
          </table:table-cell>
          <table:table-cell table:style-name="ce15" office:value-type="string" calcext:value-type="string">
            <text:p>SlopeHeight (k, 0.21) &amp; Vertical_Distance_to_Channel_Network &amp;uk: 0.16</text:p>
          </table:table-cell>
          <table:table-cell table:style-name="ce18"/>
          <table:table-cell table:style-name="ce12" office:value-type="string" calcext:value-type="string">
            <text:p>Channel_Network_Base_Level 0.03</text:p>
          </table:table-cell>
          <table:table-cell table:style-name="ce15" office:value-type="string" calcext:value-type="string">
            <text:p>Maximum_Height_hr (k): 0</text:p>
          </table:table-cell>
          <table:table-cell table:style-name="ce18"/>
          <table:table-cell table:style-name="ce12" office:value-type="string" calcext:value-type="string">
            <text:p>Topographic_Wetness_Index (Rf uk, 0.28) &amp; LS_Factor: 0.18</text:p>
          </table:table-cell>
          <table:table-cell table:style-name="ce15" office:value-type="string" calcext:value-type="string">
            <text:p>Standardized_Height_hr (0.3) &amp; Maximum_Height_hr (Rf uk): 0.22</text:p>
          </table:table-cell>
          <table:table-cell table:style-name="ce18"/>
          <table:table-cell table:style-name="ce12" office:value-type="string" calcext:value-type="string">
            <text:p>sagaTopographic_Wetness_Index: 0.14</text:p>
          </table:table-cell>
          <table:table-cell table:style-name="ce15" office:value-type="string" calcext:value-type="string">
            <text:p>Maximum_Height_hr (k, 0.10) &amp; ValleyDepth: 0.08</text:p>
          </table:table-cell>
          <table:table-cell table:style-name="ce18"/>
          <table:table-cell table:style-name="ce12" office:value-type="string" calcext:value-type="string">
            <text:p>Modified_Catchment_Area (k, 0,14) &amp; Channel_Network_Base_Level(k, 0.0.8) &amp; Catchment_slope (k): 0.04</text:p>
          </table:table-cell>
          <table:table-cell table:style-name="ce15" office:value-type="string" calcext:value-type="string">
            <text:p>Maximum_Height_hr (0.08) &amp; SlopeHeight:0.06</text:p>
          </table:table-cell>
          <table:table-cell table:style-name="ce18"/>
          <table:table-cell table:style-name="ce19" office:value-type="string" calcext:value-type="string">
            <text:p>catchment slope: 0.008</text:p>
          </table:table-cell>
          <table:table-cell table:style-name="ce24" office:value-type="string" calcext:value-type="string">
            <text:p>EGAL: 0.03</text:p>
          </table:table-cell>
          <table:table-cell table:style-name="ce27"/>
          <table:table-cell table:style-name="ce12" office:value-type="string" calcext:value-type="string">
            <text:p>Catchment_slope: 0.08</text:p>
          </table:table-cell>
          <table:table-cell table:style-name="ce15" office:value-type="string" calcext:value-type="string">
            <text:p>Maximum_Height_hr (k, 0.08) &amp; Valley_Depth_hr: 0.04</text:p>
          </table:table-cell>
          <table:table-cell table:style-name="ce18"/>
          <table:table-cell table:style-name="ce12" office:value-type="string" calcext:value-type="string">
            <text:p>Modified_Catchment_Area: 0.14</text:p>
          </table:table-cell>
          <table:table-cell table:style-name="ce15" office:value-type="string" calcext:value-type="string">
            <text:p>Standardized_Height: 0.09</text:p>
          </table:table-cell>
          <table:table-cell table:style-name="ce18"/>
          <table:table-cell table:style-name="ce12" office:value-type="string" calcext:value-type="string">
            <text:p>Channel_Network_Base_Level: 0.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Modified_Catchment_Area: 0.14 </text:p>
          </table:table-cell>
          <table:table-cell table:style-name="ce15" office:value-type="string" calcext:value-type="string">
            <text:p>Standardized_Height: 0.10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Colluvial Deposits</text:p>
          </table:table-cell>
          <table:table-cell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k, 0.05) &amp; slope_DTM_50m_avg_ws7: 0.005</text:p>
          </table:table-cell>
          <table:table-cell table:style-name="ce13" office:value-type="string" calcext:value-type="string">
            <text:p>geom_hr_L3_fl10_r_li_richness_UE_hr_20cells (k, 0.25) </text:p>
          </table:table-cell>
          <table:table-cell table:style-name="ce16" office:value-type="string" calcext:value-type="string">
            <text:p>geom_DTM_50m_avg_fl10_L150m (k): 0.15</text:p>
          </table:table-cell>
          <table:table-cell table:style-name="ce10" office:value-type="string" calcext:value-type="string">
            <text:p>Texture: 0.24</text:p>
          </table:table-cell>
          <table:table-cell table:style-name="ce13" office:value-type="string" calcext:value-type="string">
            <text:p>geom_hr_L50m_fl1_r_li_dominance_UE_hr_20cells (r uk): 0.46) &amp;&amp;: 0.43</text:p>
          </table:table-cell>
          <table:table-cell table:style-name="ce16" office:value-type="string" calcext:value-type="string">
            <text:p>geom_DTM_50m_avg_fl8_L300m (uk, 0.43) &amp; geom_DTM_50m_avg_fl1_L150m(uk): 0.33</text:p>
          </table:table-cell>
          <table:table-cell table:style-name="ce10" office:value-type="string" calcext:value-type="string">
            <text:p>Texture (k, 0.19) &amp; Topographic_Wetness_Index (rk): 0.14</text:p>
          </table:table-cell>
          <table:table-cell table:style-name="ce13" office:value-type="string" calcext:value-type="string">
            <text:p>geom_hr_L50m_fl1_r_li_richness_UE_hr_20cells (rk 0.47) &amp; uk_: 0.45</text:p>
          </table:table-cell>
          <table:table-cell table:style-name="ce16" office:value-type="string" calcext:value-type="string">
            <text:p>geom_DTM_50m_avg_fl4_L800m (r uk): 0.28</text:p>
          </table:table-cell>
          <table:table-cell table:style-name="ce17" office:value-type="string" calcext:value-type="string">
            <text:p>VerticalDistancetoChannelNetwork (k,0.2) &amp; ChannelNetworkBaseLevel: 0.15</text:p>
          </table:table-cell>
          <table:table-cell table:style-name="ce13" office:value-type="string" calcext:value-type="string">
            <text:p>geom_hr_L50m_fl10_r_li_edgedensity_UE_hr_10cells (rk bis aufws): 0.38</text:p>
          </table:table-cell>
          <table:table-cell table:style-name="ce16" office:value-type="string" calcext:value-type="string">
            <text:p>geom_DTM_50m_avg_fl10_L300m (k): 0.21</text:p>
          </table:table-cell>
          <table:table-cell table:style-name="ce10" office:value-type="string" calcext:value-type="string">
            <text:p>slope_DTM_50m_avg_ws7 (k, 0.08) &amp; ChannelNetworkBaseLevel: 0.05</text:p>
          </table:table-cell>
          <table:table-cell table:style-name="ce13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16" office:value-type="string" calcext:value-type="string">
            <text:p>geom_dtm_10m_hyd_fl5_L3 (L ist k): 0.18</text:p>
          </table:table-cell>
          <table:table-cell office:value-type="string" calcext:value-type="string">
            <text:p>Modified_Catchment_Area (k, 0.03) &amp; Mass_Balance_Index(rk): 0.016</text:p>
          </table:table-cell>
          <table:table-cell table:style-name="ce13" office:value-type="string" calcext:value-type="string">
            <text:p>geom_hr_L50m_fl1_r_li_richness_UE_hr_20cells (k, 0.13) &amp; geom_hr_L3_fl10_r_li_dominance_UE_hr_20cells: 0.07</text:p>
          </table:table-cell>
          <table:table-cell table:style-name="ce16" office:value-type="string" calcext:value-type="string">
            <text:p>geom_DTM_50m_avg_fl10_L150m: 0.15</text:p>
          </table:table-cell>
          <table:table-cell table:style-name="ce10" office:value-type="string" calcext:value-type="string">
            <text:p>Catchment_slope (0.26) &amp; crosc_ws15 (uk): 0.23</text:p>
          </table:table-cell>
          <table:table-cell table:style-name="ce13" office:value-type="string" calcext:value-type="string">
            <text:p>geom_hr_L3_fl10_r_li_edgedensity_UE_hr_5cells (uk): 0.36</text:p>
          </table:table-cell>
          <table:table-cell table:style-name="ce16" office:value-type="string" calcext:value-type="string">
            <text:p>geom_DTM_50m_avg_fl8_L300m (uk): 0.3</text:p>
          </table:table-cell>
          <table:table-cell table:style-name="ce10" office:value-type="string" calcext:value-type="string">
            <text:p>TPI_i0m_o250m (0.19,k) &amp; slope_ws29_hr (rk, 0.14) &amp; Convexity (uk): 0.12</text:p>
          </table:table-cell>
          <table:table-cell table:style-name="ce13" office:value-type="string" calcext:value-type="string">
            <text:p>geom_hr_L3_fl10_r_li_richness_UE_hr_20cells (rk, 0.38) &amp;uk &amp;uk :0.29</text:p>
          </table:table-cell>
          <table:table-cell table:style-name="ce16" office:value-type="string" calcext:value-type="string">
            <text:p>geom_DTM_50m_avg_fl10_L250m (uk, 0.24) &amp; uk:0.18</text:p>
          </table:table-cell>
          <table:table-cell office:value-type="string" calcext:value-type="string">
            <text:p>slope_DTM_50m_avg_ws7: 0.03</text:p>
          </table:table-cell>
          <table:table-cell table:style-name="ce13" office:value-type="string" calcext:value-type="string">
            <text:p>geom_hr_L50m_fl1_ (uk, 0.38) &amp; uk&amp;uk: 0.21</text:p>
          </table:table-cell>
          <table:table-cell table:style-name="ce16" office:value-type="string" calcext:value-type="string">
            <text:p>geom_DTM_50m_avg_fl10_L400m: 0.12</text:p>
          </table:table-cell>
          <table:table-cell office:value-type="string" calcext:value-type="string">
            <text:p>slope_DTM_50m_avg_ws7 (0.10,k) <text:s/>&amp; Texture (k): 0.7</text:p>
          </table:table-cell>
          <table:table-cell table:style-name="ce13" office:value-type="string" calcext:value-type="string">
            <text:p>geom_hr_L3_fl10_r_li_richness_UE_hr_20cells (rk, 0.37) &amp; uk&amp;uk: 0.25</text:p>
          </table:table-cell>
          <table:table-cell table:style-name="ce16" office:value-type="string" calcext:value-type="string">
            <text:p>geom_DTM_50m_avg_fl10_L150m oder geom_DTM_50m_avg_fl10_L400m: 0.21</text:p>
          </table:table-cell>
          <table:table-cell table:style-name="ce10" office:value-type="string" calcext:value-type="string">
            <text:p>TPI_i0m_o500m (0.26 uk oder catchmentslope) &amp; Texture (0.22) &amp; Catchment_area: 0.20</text:p>
          </table:table-cell>
          <table:table-cell table:style-name="ce13" office:value-type="string" calcext:value-type="string">
            <text:p>geom_hr_L50m_fl10_r_li_richness_UE_hr_10cells (rk): 0.47</text:p>
          </table:table-cell>
          <table:table-cell table:style-name="ce16" office:value-type="string" calcext:value-type="string">
            <text:p>geom_DTM_50m_avg_fl1_L1500m (rk, 0.34) &amp; geom_10m_fl8_L120 (rk): 0.29</text:p>
          </table:table-cell>
          <table:table-cell table:style-name="ce10" office:value-type="string" calcext:value-type="string">
            <text:p>ChannelNetworkBaseLevel (k, 0.10) &amp; slope_DTM_50m_avg_ws7 (uk, 0.07) &amp;uk :0.05</text:p>
          </table:table-cell>
          <table:table-cell table:style-name="ce13" office:value-type="string" calcext:value-type="string">
            <text:p>geom_hr_L3_fl10_r_li_richness_UE_hr_20cells (uk, 0.42) &amp; uk: 0.32</text:p>
          </table:table-cell>
          <table:table-cell table:style-name="ce16" office:value-type="string" calcext:value-type="string">
            <text:p>geom_10m_fl10_L5 (uk, 0.25)</text:p>
          </table:table-cell>
          <table:table-cell table:style-name="ce10" office:value-type="string" calcext:value-type="string">
            <text:p>TPI_i0m_o400m (rf uk, uk, 0.35) &amp; Channel_Network_Base_Level (k, 0.27) &amp; saga_Topographic_Wetness_Index_hr (uk):0.23</text:p>
          </table:table-cell>
          <table:table-cell table:style-name="ce13" office:value-type="string" calcext:value-type="string">
            <text:p>geom_hr_L50m_fl10_r_li_dominance_UE_hr_20cells (rk, 0.45) &amp;uk&amp;uk: 0.40</text:p>
          </table:table-cell>
          <table:table-cell table:style-name="ce16" office:value-type="string" calcext:value-type="string">
            <text:p>geom_10m_fl8_L15 (uk) oder L400: 0.36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 office:value-type="float" office:value="2631512.5" calcext:value-type="float">
            <text:p>263151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0.05)</text:p>
          </table:table-cell>
          <table:table-cell table:style-name="ce14" office:value-type="string" calcext:value-type="string">
            <text:p>TRI_hr_ws16 : 0.05</text:p>
          </table:table-cell>
          <table:table-cell table:style-name="ce17"/>
          <table:table-cell table:style-name="ce11" office:value-type="string" calcext:value-type="string">
            <text:p>uk, CrossSectionalCurvature &amp; slope_ws23_hr &amp; minic_DTM_50m_avg_ws5: von 0.38 zu 0.31</text:p>
          </table:table-cell>
          <table:table-cell table:style-name="ce10" office:value-type="string" calcext:value-type="string">
            <text:p>Texture: 0.24</text:p>
          </table:table-cell>
          <table:table-cell table:style-name="ce17"/>
          <table:table-cell table:style-name="ce11" office:value-type="string" calcext:value-type="string">
            <text:p>maxic_DTM_50m_avg_ws5 (0.32) &amp; minic_DTM_50m_avg_ws7: 0.26</text:p>
          </table:table-cell>
          <table:table-cell table:style-name="ce14" office:value-type="string" calcext:value-type="string">
            <text:p>Texture: 0.19</text:p>
          </table:table-cell>
          <table:table-cell table:style-name="Default"/>
          <table:table-cell table:style-name="ce11" office:value-type="string" calcext:value-type="string">
            <text:p>slope_ws15 (k, 0.24) &amp; Convexity (0.23) &amp; some curv: 0.18</text:p>
          </table:table-cell>
          <table:table-cell table:style-name="ce14" office:value-type="string" calcext:value-type="string">
            <text:p>vectorruggedness_hr_ws53 (k): 0.21</text:p>
          </table:table-cell>
          <table:table-cell table:style-name="ce17"/>
          <table:table-cell table:style-name="ce11" office:value-type="string" calcext:value-type="string">
            <text:p>slope_DTM_50m_avg_ws7 (0.08)</text:p>
          </table:table-cell>
          <table:table-cell table:style-name="ce14" office:value-type="string" calcext:value-type="string">
            <text:p>TRI_hr_ws25 (k, 0.09) &amp; terraintexture: 0.07</text:p>
          </table:table-cell>
          <table:table-cell table:style-name="ce17"/>
          <table:table-cell table:style-name="ce11" office:value-type="string" calcext:value-type="string">
            <text:p>Slope: 0.06</text:p>
          </table:table-cell>
          <table:table-cell table:style-name="ce14" office:value-type="string" calcext:value-type="string">
            <text:p>TRI_hr_ws22: 0.06</text:p>
          </table:table-cell>
          <table:table-cell table:style-name="ce17"/>
          <table:table-cell table:style-name="ce11" office:value-type="string" calcext:value-type="string">
            <text:p>slope_ws5: 0.28</text:p>
          </table:table-cell>
          <table:table-cell table:style-name="ce14" office:value-type="string" calcext:value-type="string">
            <text:p>terraintexture_hr_ws57_tp25: 0.32</text:p>
          </table:table-cell>
          <table:table-cell table:style-name="ce17"/>
          <table:table-cell table:style-name="ce11" office:value-type="string" calcext:value-type="string">
            <text:p>maxic_DTM_50m_avg_ws7 (k, 0.20) &amp; slope_ws23_hr (0.17) &amp; Convexity: 0.13</text:p>
          </table:table-cell>
          <table:table-cell table:style-name="ce14" office:value-type="string" calcext:value-type="string">
            <text:p>vectorruggedness_hr_ws29 (uk): 0.27</text:p>
          </table:table-cell>
          <table:table-cell table:style-name="ce17"/>
          <table:table-cell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4 (k, 0.10) &amp; Texture (k=: 0.05</text:p>
          </table:table-cell>
          <table:table-cell table:style-name="ce17"/>
          <table:table-cell table:style-name="ce11" office:value-type="string" calcext:value-type="string">
            <text:p>slope_DTM_50m_avg_ws7: 0.1</text:p>
          </table:table-cell>
          <table:table-cell table:style-name="ce14" office:value-type="string" calcext:value-type="string">
            <text:p>TRI_hr_ws26 (k): 0.15</text:p>
          </table:table-cell>
          <table:table-cell table:style-name="ce17"/>
          <table:table-cell table:style-name="ce11" office:value-type="string" calcext:value-type="string">
            <text:p>Longitudinal_Curvature (k, 0.29) &amp; Convexity (k, 0.23) &amp; minic_DTM_50m_avg_ws3 (uk,): 0.20</text:p>
          </table:table-cell>
          <table:table-cell table:style-name="ce14" office:value-type="string" calcext:value-type="string">
            <text:p>Texture (k, 0.38) </text:p>
          </table:table-cell>
          <table:table-cell table:style-name="ce17"/>
          <table:table-cell table:style-name="ce11" office:value-type="string" calcext:value-type="string">
            <text:p>slope_ws5_hr (rk, 0.24) &amp; maxic_ws3 (uk): 0.21</text:p>
          </table:table-cell>
          <table:table-cell table:style-name="ce14" office:value-type="string" calcext:value-type="string">
            <text:p>vectorruggedness_hr_ws53 (rk, 0.24) &amp; vectorruggedness_hr_ws37 (rk): 0.17</text:p>
          </table:table-cell>
          <table:table-cell table:style-name="ce17"/>
          <table:table-cell table:style-name="ce11" office:value-type="string" calcext:value-type="string">
            <text:p>maxic_DTM_50m_avg_ws5 (k): 0.34</text:p>
          </table:table-cell>
          <table:table-cell table:style-name="ce14" office:value-type="string" calcext:value-type="string">
            <text:p>TRI_hr_ws5 (rk, 0.40) &amp; vectorruggedness_hr_ws59 (uk, 0.39) &amp; Melton_Ruggedness_Number_hr (uk): 0.37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 table:formula="of:=[.E8]/[.$C$2]*100" office:value-type="float" office:value="2.77996453842738" calcext:value-type="float">
            <text:p>2.7799645384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0.08) &amp; LS_Factor (Rf uk): 0.04</text:p>
          </table:table-cell>
          <table:table-cell table:style-name="ce15" office:value-type="string" calcext:value-type="string">
            <text:p>Maximum_Height_hr: 0.008</text:p>
          </table:table-cell>
          <table:table-cell table:style-name="ce18"/>
          <table:table-cell table:style-name="ce12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15" office:value-type="string" calcext:value-type="string">
            <text:p>Vertical_Distance_to_Channel_Network (0.29) &amp; Maximum_Height_hr: 0.25</text:p>
          </table:table-cell>
          <table:table-cell table:style-name="ce18"/>
          <table:table-cell table:style-name="ce12" office:value-type="string" calcext:value-type="string">
            <text:p>Catchment_area (k, 0.25) &amp; Channel_Network_Base_Level(k, 0.2) &amp; Modified_Catchment_Area (k): 0.16</text:p>
          </table:table-cell>
          <table:table-cell table:style-name="ce15" office:value-type="string" calcext:value-type="string">
            <text:p>Maximum_Height_hr (rk, 0.28) &amp; NormalizedHeight (rf uk): 0.16</text:p>
          </table:table-cell>
          <table:table-cell table:style-name="ce18"/>
          <table:table-cell table:style-name="ce12" office:value-type="string" calcext:value-type="string">
            <text:p>Topographic_Wetness_Index (k, 0.25) &amp; Channel_Network_Base_Level (k) &amp;LS_Factor(k):0.19</text:p>
          </table:table-cell>
          <table:table-cell table:style-name="ce15" office:value-type="string" calcext:value-type="string">
            <text:p>StandardizedHeight (0.28) &amp; Maximum_Height_hr (Rf uk): 0.21</text:p>
          </table:table-cell>
          <table:table-cell table:style-name="ce18"/>
          <table:table-cell table:style-name="ce12" office:value-type="string" calcext:value-type="string">
            <text:p>Channel_Network_Base_Level (k ,0.09) &amp; LS_Factor: 0.08</text:p>
          </table:table-cell>
          <table:table-cell table:style-name="ce15" office:value-type="string" calcext:value-type="string">
            <text:p>Maximum_Height_hr (0.09) &amp; Stamdardoued_Height: 0.06</text:p>
          </table:table-cell>
          <table:table-cell table:style-name="ce18"/>
          <table:table-cell table:style-name="ce12" office:value-type="string" calcext:value-type="string">
            <text:p>Modified_Catchment_Area (k, 0.03) &amp; Mass_Balance_Index(rk): 0.016</text:p>
          </table:table-cell>
          <table:table-cell table:style-name="ce15" office:value-type="string" calcext:value-type="string">
            <text:p>Maximum_Height_hr (k, 0.07) &amp; Slope_Height_hr: 003</text:p>
          </table:table-cell>
          <table:table-cell table:style-name="ce18"/>
          <table:table-cell table:style-name="ce12" office:value-type="string" calcext:value-type="string">
            <text:p>Catchment_slope (0.26) &amp; Channel_Network_Base_Level: 0.23</text:p>
          </table:table-cell>
          <table:table-cell table:style-name="ce15" office:value-type="string" calcext:value-type="string">
            <text:p>Slope_Height (0.31,rk) <text:s/>&amp; Standardized_Height: 0.26</text:p>
          </table:table-cell>
          <table:table-cell table:style-name="ce18"/>
          <table:table-cell table:style-name="ce12" office:value-type="string" calcext:value-type="string">
            <text:p>Topographic_Wetness_Index (k, 0.19) &amp; LS_Factor (k): 0.14</text:p>
          </table:table-cell>
          <table:table-cell table:style-name="ce15" office:value-type="string" calcext:value-type="string">
            <text:p>Standardized_Height (rk, 0.19) &amp; ValleyDepth&amp;SlopeHeight_hr: 0.12</text:p>
          </table:table-cell>
          <table:table-cell table:style-name="ce18"/>
          <table:table-cell table:style-name="ce12" office:value-type="string" calcext:value-type="string">
            <text:p>Catchment_slope (k, 0.08) &amp; LS_Factor(k): 0.03</text:p>
          </table:table-cell>
          <table:table-cell table:style-name="ce15" office:value-type="string" calcext:value-type="string">
            <text:p>Vertical_Distance_to_Channel_Network (k, 0.14) &amp; Valley_Depth_hr (rk, 0.12) &amp; uk: 0.09</text:p>
          </table:table-cell>
          <table:table-cell table:style-name="ce18"/>
          <table:table-cell table:style-name="ce12" office:value-type="string" calcext:value-type="string">
            <text:p>LS_Factor (rfuk, 0.16) &amp; Catchment_slope: 0.13</text:p>
          </table:table-cell>
          <table:table-cell table:style-name="ce15" office:value-type="string" calcext:value-type="string">
            <text:p>Vertical_Distance_to_Channel_Network (k, 0.16) &amp; ValleyDepth (k, 0.10)</text:p>
          </table:table-cell>
          <table:table-cell table:style-name="ce18"/>
          <table:table-cell table:style-name="ce12" office:value-type="string" calcext:value-type="string">
            <text:p>Catchment_slope (k, 0.25) &amp; sagaTopographic_Wetness_Index (k) :0.18</text:p>
          </table:table-cell>
          <table:table-cell table:style-name="ce15" office:value-type="string" calcext:value-type="string">
            <text:p>Standardized_Height (rk, 0.23) % and ValleyDepth (k): 0.18</text:p>
          </table:table-cell>
          <table:table-cell table:style-name="ce18"/>
          <table:table-cell table:style-name="ce12" office:value-type="string" calcext:value-type="string">
            <text:p>Channel_Network_Base_Level: 0.14</text:p>
          </table:table-cell>
          <table:table-cell table:style-name="ce15" office:value-type="string" calcext:value-type="string">
            <text:p>Maximum_Height_hr (k, 0.07) &amp; Relative_Slope_Position (k): 0.06</text:p>
          </table:table-cell>
          <table:table-cell table:style-name="ce18"/>
          <table:table-cell table:style-name="ce12" office:value-type="string" calcext:value-type="string">
            <text:p>Channel_Network_Base_Level (k, 0.34) &amp; Topographic_Wetness_Index (rf uk): 0.26</text:p>
          </table:table-cell>
          <table:table-cell table:style-name="ce15" office:value-type="string" calcext:value-type="string">
            <text:p>Standardized_Height_hr (rk, 0.29) &amp;uk&amp;uk: 0.24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Calcareous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Rf uk, 0.03) &amp; slope_DTM_50m_avg_ws3 (k): 0.01</text:p>
          </table:table-cell>
          <table:table-cell table:style-name="ce13" office:value-type="string" calcext:value-type="string">
            <text:p>geom_hr_L3_fl1_r_li_richness_UE_hr_20cells (rk, 0.24) &amp; uk(0.15) &amp; uk: 0.1</text:p>
          </table:table-cell>
          <table:table-cell table:style-name="ce16" office:value-type="string" calcext:value-type="string">
            <text:p>geom_DTM_50m_avg_fl10_L150m oder geom_DTM_50m_avg_fl10_L400m: 0.08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3_fl10_r_li_richness_UE_hr_20cells (k, 0.3) &amp; geom_hr_L3_fl1_r_li_richness_UE_hr_20cells (rk): 0.23</text:p>
          </table:table-cell>
          <table:table-cell table:style-name="ce16" office:value-type="string" calcext:value-type="string">
            <text:p>geom_DTM_50m_avg_fl10_L150m (rk): 0.3)</text:p>
          </table:table-cell>
          <table:table-cell table:style-name="ce10" office:value-type="string" calcext:value-type="string">
            <text:p>ChannelNetworkBaseLevel (k, 0.02) &amp; slope_DTM_50m_avg_ws5 (k): 0.01</text:p>
          </table:table-cell>
          <table:table-cell table:style-name="ce13" office:value-type="string" calcext:value-type="string">
            <text:p>geom_hr_L3_fl10_r_li_richness_UE_hr_20cells (k, 0.27) &amp; uk: 0.25 &amp; uk : 0.23</text:p>
          </table:table-cell>
          <table:table-cell table:style-name="ce16" office:value-type="string" calcext:value-type="string">
            <text:p>geom_DTM_50m_avg_fl10_L150m (k, 0.36) &amp; geom_10m_fl10_L4 (k): 0.31</text:p>
          </table:table-cell>
          <table:table-cell table:style-name="ce10" office:value-type="string" calcext:value-type="string">
            <text:p>slope_DTM_50m_avg_ws7 (k, 0.12) &amp; ChannelNetworkBaseLevel (k,0.06) &amp; VerticalDistancetoChannelNetwork (k): 0.05</text:p>
          </table:table-cell>
          <table:table-cell table:style-name="ce13" office:value-type="string" calcext:value-type="string">
            <text:p>geom_hr_L3_fl10 dann uk: 0.36</text:p>
          </table:table-cell>
          <table:table-cell table:style-name="ce16" office:value-type="string" calcext:value-type="string">
            <text:p>geom_DTM_50m_avg_fl10_L1300m (rk): 0.41</text:p>
          </table:table-cell>
          <table:table-cell office:value-type="string" calcext:value-type="string">
            <text:p>slope_ws15: 0.003</text:p>
          </table:table-cell>
          <table:table-cell table:style-name="ce13" office:value-type="string" calcext:value-type="string">
            <text:p>geom_hr_L50m_fl1_r_li_patchdensity_UE_hr_20cells (k!, 0.06) <text:s/>&amp; <text:s/>uk: 0.02</text:p>
          </table:table-cell>
          <table:table-cell table:style-name="ce16" office:value-type="string" calcext:value-type="string">
            <text:p>geom_10m_fl10_L12 (k!): 0.02 </text:p>
          </table:table-cell>
          <table:table-cell table:style-name="ce17" office:value-type="string" calcext:value-type="string">
            <text:p>slope_ws15 (k,0.08) &amp; ChannelNetworkBaseLevel (k): 0.03</text:p>
          </table:table-cell>
          <table:table-cell table:style-name="ce13" office:value-type="string" calcext:value-type="string">
            <text:p>geom_hr_L3_fl10_r_li_richness_UE_hr_20cells (rk, 0.26)&amp; uk <text:s/>(0.25) &amp; uk:0.21</text:p>
          </table:table-cell>
          <table:table-cell table:style-name="ce16" office:value-type="string" calcext:value-type="string">
            <text:p>geom_10m_fl10_L12 (rk, 0.37) &amp; uk: 0.30</text:p>
          </table:table-cell>
          <table:table-cell table:style-name="ce10" office:value-type="string" calcext:value-type="string">
            <text:p>ChannelNetworkBaseLevel (k,0.04) &amp; slope_DTM_50m_avg_ws7 (k): 0.01</text:p>
          </table:table-cell>
          <table:table-cell table:style-name="ce13" office:value-type="string" calcext:value-type="string">
            <text:p>geom_hr_L3_fl10_r_li_richness_UE_hr_20cells (rk, 0.43) &amp;uk:0.39 &amp;uk_ 0.38</text:p>
          </table:table-cell>
          <table:table-cell table:style-name="ce16" office:value-type="string" calcext:value-type="string">
            <text:p>geom_DTM_50m_avg_fl2_L1500m (rk):0.36</text:p>
          </table:table-cell>
          <table:table-cell office:value-type="string" calcext:value-type="string">
            <text:p>slope_ws11 (k, 0.22=) &amp; Channel_Network_Base_Level (k, 0.1) % Texture (rk): 0.08</text:p>
          </table:table-cell>
          <table:table-cell table:style-name="ce13" office:value-type="string" calcext:value-type="string">
            <text:p>geom_hr_L3_fl10_r_li_richness_UE_hr_20cells (rk): 0.18</text:p>
          </table:table-cell>
          <table:table-cell table:style-name="ce16" office:value-type="string" calcext:value-type="string">
            <text:p>geom_DTM_50m_avg_fl10_L500m (k!): 0.34 </text:p>
          </table:table-cell>
          <table:table-cell office:value-type="string" calcext:value-type="string">
            <text:p>Slope (k, 0.2) &amp; Channel_Network_Base_Level (k, 0.17) &amp; TPI_i0m_o250m (rk): 0.12</text:p>
          </table:table-cell>
          <table:table-cell table:style-name="ce13" office:value-type="string" calcext:value-type="string">
            <text:p>geom_hr_L3_fl10_r_li_dominance_UE_hr_20cells (uk): 0.44 &amp;uk: 0.4</text:p>
          </table:table-cell>
          <table:table-cell table:style-name="ce16" office:value-type="string" calcext:value-type="string">
            <text:p>geom_DTM_50m_avg_fl10_L300m (rk): 0.4</text:p>
          </table:table-cell>
          <table:table-cell table:style-name="ce10" office:value-type="string" calcext:value-type="string">
            <text:p>ChannelNetworkBaseLevel:0</text:p>
          </table:table-cell>
          <table:table-cell table:style-name="ce13" office:value-type="string" calcext:value-type="string">
            <text:p>geom_hr_L3_fl10_r_li_richness_UE_hr_20cells (k!): 0.24 &amp; geom_hr_L3_fl1_r_li_richness_UE_hr_20cells (rk): 0.20</text:p>
          </table:table-cell>
          <table:table-cell table:style-name="ce16" office:value-type="string" calcext:value-type="string">
            <text:p>geom_DTM_50m_avg_fl10_L200m (k!): 0.16</text:p>
          </table:table-cell>
          <table:table-cell table:style-name="ce10" office:value-type="string" calcext:value-type="string">
            <text:p>ChannelNetworkBaseLevel (k,0.09) &amp; ChannelNetworkBaseLevel (k): 0.02</text:p>
          </table:table-cell>
          <table:table-cell table:style-name="ce13" office:value-type="string" calcext:value-type="string">
            <text:p>geom_hr_L3_fl10_r_li_richness_UE_hr_20cells (k,0.03) &amp;uk: 0.28</text:p>
          </table:table-cell>
          <table:table-cell table:style-name="ce16" office:value-type="string" calcext:value-type="string">
            <text:p>geom_DTM_50m_avg_fl2_L400m (uk):0.48</text:p>
          </table:table-cell>
          <table:table-cell table:style-name="ce10" office:value-type="string" calcext:value-type="string">
            <text:p>slope_ws15 (k, 0.08) &amp; ChannelNetworkBaseLevel (0.04)</text:p>
          </table:table-cell>
          <table:table-cell table:style-name="ce13" office:value-type="string" calcext:value-type="string">
            <text:p>geom_hr_L3_fl10_r_li_richness_UE_hr_20cells (rk, 0.27) &amp;geom_hr_L3_fl10_r_li_richness_UE_hr_10cells (rk 0,26) &amp; uk: 0.24</text:p>
          </table:table-cell>
          <table:table-cell table:style-name="ce16" office:value-type="string" calcext:value-type="string">
            <text:p>geom_10m_fl10_L4 (k!):0.25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6994962.5" calcext:value-type="float">
            <text:p>699496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 0.03) &amp; longc_DTM_50m_avg_ws3 (k):0.01</text:p>
          </table:table-cell>
          <table:table-cell table:style-name="ce14" office:value-type="string" calcext:value-type="string">
            <text:p>TRI_hr_ws15 (k, 0.04)&amp; vectorruggedness_hr_ws59 (rk):0.02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5 (k, 0.09) &amp; Texture(k): 0.06</text:p>
          </table:table-cell>
          <table:table-cell table:style-name="ce17"/>
          <table:table-cell table:style-name="ce11" office:value-type="string" calcext:value-type="string">
            <text:p>slope_DTM_50m_avg_ws5 (k, 0.1) &amp; profc_DTM_50m_avg_ws7 (uk, 0.08) &amp; DiurnalAnisotropicHeating (uk): 0.06</text:p>
          </table:table-cell>
          <table:table-cell table:style-name="ce14" office:value-type="string" calcext:value-type="string">
            <text:p>TRI_hr_ws18 (rk, auch26): 0.09</text:p>
          </table:table-cell>
          <table:table-cell table:style-name="ce17"/>
          <table:table-cell table:style-name="ce11" office:value-type="string" calcext:value-type="string">
            <text:p>slope_DTM_50m_avg_ws7 (k,0.13) &amp; longc_DTM_50m_avg_ws7 (rk): 0.12</text:p>
          </table:table-cell>
          <table:table-cell table:style-name="ce14" office:value-type="string" calcext:value-type="string">
            <text:p>TRI_hr_ws26: 0.17</text:p>
          </table:table-cell>
          <table:table-cell table:style-name="ce17"/>
          <table:table-cell office:value-type="string" calcext:value-type="string">
            <text:p>slope_ws15: 0.003</text:p>
          </table:table-cell>
          <table:table-cell table:style-name="ce14" office:value-type="string" calcext:value-type="string">
            <text:p>TRI_hr_ws26 (rk): 0.01</text:p>
          </table:table-cell>
          <table:table-cell table:style-name="Default"/>
          <table:table-cell table:style-name="ce11" office:value-type="string" calcext:value-type="string">
            <text:p>slope_ws15 (k, 0.08) &amp; maxic_DTM_50m_avg_ws7 (rk): 0.06</text:p>
          </table:table-cell>
          <table:table-cell table:style-name="ce14" office:value-type="string" calcext:value-type="string">
            <text:p>TRI_hr_ws25 (rk):0.1</text:p>
          </table:table-cell>
          <table:table-cell table:style-name="ce17"/>
          <table:table-cell table:style-name="ce11" office:value-type="string" calcext:value-type="string">
            <text:p>slope_DTM_50m_avg_ws7 (rk, 0.26) &amp; Convexity (k): 0.22</text:p>
          </table:table-cell>
          <table:table-cell table:style-name="ce14" office:value-type="string" calcext:value-type="string">
            <text:p>TRI_hr_ws19 (mk) :0.28</text:p>
          </table:table-cell>
          <table:table-cell table:style-name="ce17"/>
          <table:table-cell table:style-name="ce11" office:value-type="string" calcext:value-type="string">
            <text:p>slope_ws11(k, 0.20) &amp; Convexity (rk):0.17</text:p>
          </table:table-cell>
          <table:table-cell table:style-name="ce14" office:value-type="string" calcext:value-type="string">
            <text:p>TRI_hr_ws22 (k, 0.19) &amp; Texture (k): 0.14</text:p>
          </table:table-cell>
          <table:table-cell table:style-name="ce17"/>
          <table:table-cell table:style-name="ce11" office:value-type="string" calcext:value-type="string">
            <text:p>Slope (k, 0.21) &amp; profc_DTM_50m_avg_ws7 (k): 0.19</text:p>
          </table:table-cell>
          <table:table-cell table:style-name="ce14" office:value-type="string" calcext:value-type="string">
            <text:p>TRI_hr_ws23: 0.2</text:p>
          </table:table-cell>
          <table:table-cell table:style-name="ce17"/>
          <table:table-cell table:style-name="ce11" office:value-type="string" calcext:value-type="string">
            <text:p>slope_DTM_50m_avg_ws7:0.03</text:p>
          </table:table-cell>
          <table:table-cell table:style-name="ce14" office:value-type="string" calcext:value-type="string">
            <text:p>TRI_hr_ws24: 0.04</text:p>
          </table:table-cell>
          <table:table-cell table:style-name="ce17"/>
          <table:table-cell table:style-name="ce11" office:value-type="string" calcext:value-type="string">
            <text:p>slope_DTM_50m_avg_ws7 (k,0.13) &amp; longc_DTM_50m_avg_ws7 (k):0.10</text:p>
          </table:table-cell>
          <table:table-cell table:style-name="ce14" office:value-type="string" calcext:value-type="string">
            <text:p>TRI_hr_ws26: 0.28</text:p>
          </table:table-cell>
          <table:table-cell table:style-name="ce17"/>
          <table:table-cell table:style-name="ce11" office:value-type="string" calcext:value-type="string">
            <text:p>slope_ws15 (k) 0.09</text:p>
          </table:table-cell>
          <table:table-cell table:style-name="ce14" office:value-type="string" calcext:value-type="string">
            <text:p>TRI_hr_ws20 (mk):0.08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H11]/[.$C$2]*100" office:value-type="float" office:value="7.38957071175961" calcext:value-type="float">
            <text:p>7.389570711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sagaTopographic_Wetness_Index (Rf uk, 0.08) &amp; Channel_Network_Base_Level (k): 0.01</text:p>
          </table:table-cell>
          <table:table-cell table:style-name="ce15" office:value-type="string" calcext:value-type="string">
            <text:p>Maximum_Height_hr: 0.003</text:p>
          </table:table-cell>
          <table:table-cell table:style-name="ce18"/>
          <table:table-cell table:style-name="ce10" office:value-type="string" calcext:value-type="string">
            <text:p>ChannelNetworkBaseLevel :0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hannel_Network_Base_Level (k, 0.02) &amp; sagaTopographic_Wetness_Index(k): 0.008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sagaTopographic_Wetness_Index (Rf uk,0.24) &amp; LS_Factor (k, 0.2) &amp; Catchment_slope (k): 0.17</text:p>
          </table:table-cell>
          <table:table-cell table:style-name="ce15" office:value-type="string" calcext:value-type="string">
            <text:p>Maximum_Height_hr: 0.08</text:p>
          </table:table-cell>
          <table:table-cell table:style-name="ce18"/>
          <table:table-cell table:style-name="ce12" office:value-type="string" calcext:value-type="string">
            <text:p>Channel_Network_Base_Level:0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Topographic_Wetness_Index (k, 0.13) &amp; LS_Factor (k, 0.7) &amp; Channel_Network_Base_Level (rk): 0.06</text:p>
          </table:table-cell>
          <table:table-cell table:style-name="ce15" office:value-type="string" calcext:value-type="string">
            <text:p>Maximum_Height_hr: 0.04</text:p>
          </table:table-cell>
          <table:table-cell table:style-name="ce18"/>
          <table:table-cell table:style-name="ce12" office:value-type="string" calcext:value-type="string">
            <text:p>Channel_Network_Base_Level (k, 0.06) &amp; LS_Factor(k): 0.04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Channel_Network_Base_Level (Rfuk, 0.2) &amp; Topographic_Wetness_Index (k,0.10) <text:s/>&amp; LSFactor (k): 0.09</text:p>
          </table:table-cell>
          <table:table-cell table:style-name="ce15" office:value-type="string" calcext:value-type="string">
            <text:p>Normalized_Height: 0.22</text:p>
          </table:table-cell>
          <table:table-cell table:style-name="ce18"/>
          <table:table-cell table:style-name="ce12" office:value-type="string" calcext:value-type="string">
            <text:p>Topographic_Wetness_Index(k,0.25) <text:s/>&amp; Channel_Network_Base_Level (k,0.18) &amp; LS_Factor (k): 0.14</text:p>
          </table:table-cell>
          <table:table-cell table:style-name="ce15" office:value-type="string" calcext:value-type="string">
            <text:p>Maximum_Height_hr: 0.18</text:p>
          </table:table-cell>
          <table:table-cell table:style-name="ce18"/>
          <table:table-cell table:style-name="ce12" office:value-type="string" calcext:value-type="string">
            <text:p>Channel_Network_Base_Level (k,0.04) &amp; sagaTopographic_Wetness_Index (k): 0.0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sagaTopographic_Wetness_Index (k,0.22) &amp; Channel_Network_Base_Level (k, 02) &amp; Catchment_slope (rk): 0.15</text:p>
          </table:table-cell>
          <table:table-cell table:style-name="ce15" office:value-type="string" calcext:value-type="string">
            <text:p>Maximum_Height_hr (k): 0.03</text:p>
          </table:table-cell>
          <table:table-cell table:style-name="ce18"/>
          <table:table-cell table:style-name="ce12" office:value-type="string" calcext:value-type="string">
            <text:p>LS_Factor (k! 0.11) &amp; Channel_Network_Base_Level (rk, 0.08) and Topographic_Wetness_Index (uk):0.06</text:p>
          </table:table-cell>
          <table:table-cell table:style-name="ce15" office:value-type="string" calcext:value-type="string">
            <text:p>Maximum_Height_hr: 0.05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Debris Cone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Texture (rf uk, 0.13) &amp; Catchment_area (k, 0.08) &amp; Channel_Network_Base_Level (k): 0.05</text:p>
          </table:table-cell>
          <table:table-cell table:style-name="ce13" office:value-type="string" calcext:value-type="string">
            <text:p>geom_hr_L3_fl1_r_li_dominance_UE_hr_10cells /rk):0.37</text:p>
          </table:table-cell>
          <table:table-cell table:style-name="ce16" office:value-type="string" calcext:value-type="string">
            <text:p>geom_10m_fl10_L60 (rk, 0.23) &amp; geom_DTM_50m_avg_fl3_L1000m (rk, 0.16) &amp; geom_DTM_50m_avg_fl10_L400m (rk): 0.12</text:p>
          </table:table-cell>
          <table:table-cell table:style-name="ce10" office:value-type="string" calcext:value-type="string">
            <text:p>Topographic_Wetness_Index (k,0.10) &amp; minic_DTM_50m_avg_ws5 (rk0.06) &amp;ChannelNetworkBaseLevel (rk):0.05</text:p>
          </table:table-cell>
          <table:table-cell table:style-name="ce13" office:value-type="string" calcext:value-type="string">
            <text:p>Uk: 0.035, &amp;&amp;: 0.29</text:p>
          </table:table-cell>
          <table:table-cell table:style-name="ce16" office:value-type="string" calcext:value-type="string">
            <text:p>geom_DTM_50m_avg_fl10_L300m (k) : 0.11</text:p>
          </table:table-cell>
          <table:table-cell table:style-name="ce10" office:value-type="string" calcext:value-type="string">
            <text:p>slope_ws11 (k, 0.03) &amp; ChannelNetworkBaseLevel (k): 0.01</text:p>
          </table:table-cell>
          <table:table-cell table:style-name="ce13" office:value-type="string" calcext:value-type="string">
            <text:p>geom_hr_L3_fl1_r_li_dominance_UE_hr_20cells (k!, 0.22) &amp; geom_hr_L3_fl10_r_li_dominance_UE_hr_40cells (rk, 0.15) &amp; uk: 0.09</text:p>
          </table:table-cell>
          <table:table-cell table:style-name="ce16" office:value-type="string" calcext:value-type="string">
            <text:p>geom_10m_fl10_L4 (rk0.11) &amp; geom_10m_fl2_L3 (uk):0,07</text:p>
          </table:table-cell>
          <table:table-cell office:value-type="string" calcext:value-type="string">
            <text:p>Slope (k): 0.02</text:p>
          </table:table-cell>
          <table:table-cell table:style-name="ce13" office:value-type="string" calcext:value-type="string">
            <text:p>geom_hr_L50m_fl1_r_li_-(uk,0.11) &amp;&amp;:0.06</text:p>
          </table:table-cell>
          <table:table-cell table:style-name="ce16" office:value-type="string" calcext:value-type="string">
            <text:p>geom_DTM_50m_avg_fl1_L150m (!k): 0.05</text:p>
          </table:table-cell>
          <table:table-cell table:style-name="ce10" office:value-type="string" calcext:value-type="string">
            <text:p>slope_ws15 (mk,0.20) <text:s/>&amp; Channel_Network_Base_Level (k, 0.015) &amp; VerticalDistancetoChannelNetwork (k): 0.12</text:p>
          </table:table-cell>
          <table:table-cell table:style-name="ce13" office:value-type="string" calcext:value-type="string">
            <text:p>geom_hr_L3_fl10_r_li_patchdensity_UE_hr_5cells (rk, 0.033) &amp; uk:0.28</text:p>
          </table:table-cell>
          <table:table-cell table:style-name="ce16" office:value-type="string" calcext:value-type="string">
            <text:p>geom_DTM_50m_avg_fl10_L250m (mk): 0.21</text:p>
          </table:table-cell>
          <table:table-cell table:style-name="ce10" office:value-type="string" calcext:value-type="string">
            <text:p>Topographic_Wetness_Index (k, 0.10) &amp; TPI_i0m_o500m (k 0.08) &amp; Tangential_Curvature uk): 0.06</text:p>
          </table:table-cell>
          <table:table-cell table:style-name="ce13" office:value-type="string" calcext:value-type="string">
            <text:p>geom_hr_L3_fl1_r_li_dominance_UE_hr_20cells (rk, 0.30) &amp; geom_hr_L3_fl1_r_li_patchdensity_UE_hr_20cells (rk, 0.25) &amp;uk: 0.22</text:p>
          </table:table-cell>
          <table:table-cell table:style-name="ce16" office:value-type="string" calcext:value-type="string">
            <text:p>geom_DTM_50m_avg_fl10_L1300m (k, 0.11) &amp; geom_10m_fl10_L4 (mk):0.08</text:p>
          </table:table-cell>
          <table:table-cell office:value-type="string" calcext:value-type="string">
            <text:p>slope_DTM_50m_avg_ws7: 0.02</text:p>
          </table:table-cell>
          <table:table-cell table:style-name="ce13" office:value-type="string" calcext:value-type="string">
            <text:p>geom_hr_L3_fl1_r_li_dominance_UE_hr_20cells (!k, 0.28) &amp; geom_hr_L50m_fl1_r_li_patchdensity_UE_hr_20cells (k,0.19) &amp; uk:0.14</text:p>
          </table:table-cell>
          <table:table-cell table:style-name="ce16" office:value-type="string" calcext:value-type="string">
            <text:p>geom_DTM_50m_avg_fl10_L300m (mk, 0.08) &amp; geom_10m_fl10_L3 (k): 0.06</text:p>
          </table:table-cell>
          <table:table-cell office:value-type="string" calcext:value-type="string">
            <text:p>slope_ws11 (k): 0.07</text:p>
          </table:table-cell>
          <table:table-cell table:style-name="ce13" office:value-type="string" calcext:value-type="string">
            <text:p>geom_hr_L3_fl1_r_li_dominance_UE_hr_20cells (!k. 0.26) &amp; geom_hr_L50m_fl1_r_li_patchdensity_UE_hr_20cells (rk): 0.19</text:p>
          </table:table-cell>
          <table:table-cell table:style-name="ce16" office:value-type="string" calcext:value-type="string">
            <text:p>geom_DTM_50m_avg_fl10_L500m (mk): 0.10</text:p>
          </table:table-cell>
          <table:table-cell table:style-name="ce10" office:value-type="string" calcext:value-type="string">
            <text:p>Catchment_slope (rk, 0.15) &amp; maxic_ws29_hr (uk): 0.12</text:p>
          </table:table-cell>
          <table:table-cell table:style-name="ce13" office:value-type="string" calcext:value-type="string">
            <text:p>UK: 0.46</text:p>
          </table:table-cell>
          <table:table-cell table:style-name="ce16" office:value-type="string" calcext:value-type="string">
            <text:p>geom_DTM_50m_avg_fl1_L1400m (mk, 0.35) &amp; uk: 0.29</text:p>
          </table:table-cell>
          <table:table-cell table:style-name="ce10" office:value-type="string" calcext:value-type="string">
            <text:p>ChannelNetworkBaseLevel(k,0.04) &amp; slope(mk):0.02</text:p>
          </table:table-cell>
          <table:table-cell table:style-name="ce13" office:value-type="string" calcext:value-type="string">
            <text:p>geom_hr_L3_fl1_r_li_dominance_UE_hr_10cells (rfuk,0.33) &amp; geom_hr_L50m_fl10_r_li_dominance_UE_hr_20cells (0.29) &amp; uk: 0.21</text:p>
          </table:table-cell>
          <table:table-cell table:style-name="ce16" office:value-type="string" calcext:value-type="string">
            <text:p>geom_DTM_50m_avg_fl10_L1500m (k): 0.10</text:p>
          </table:table-cell>
          <table:table-cell table:style-name="ce10" office:value-type="string" calcext:value-type="string">
            <text:p>Topographic_Wetness_Index (k): 0.17</text:p>
          </table:table-cell>
          <table:table-cell table:style-name="ce13" office:value-type="string" calcext:value-type="string">
            <text:p>geom_hr_L50m_fl10_r_li_dominance_UE_hr_20cells (!k,0.35) &amp; geom_hr_L3_fl1_r_li_dominance_UE_hr_10cells (rk): 0.30</text:p>
          </table:table-cell>
          <table:table-cell table:style-name="ce16" office:value-type="string" calcext:value-type="string">
            <text:p>geom_10m_fl10_L140 (!k):0.20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3451150" calcext:value-type="float">
            <text:p>13451150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ws11 (k): 0.03</text:p>
          </table:table-cell>
          <table:table-cell table:style-name="ce14" office:value-type="string" calcext:value-type="string">
            <text:p>Texture (k, 0.11) &amp; vectorruggedness_hr_ws31 (mk): 0.09</text:p>
          </table:table-cell>
          <table:table-cell table:style-name="ce17"/>
          <table:table-cell table:style-name="ce11" office:value-type="string" calcext:value-type="string">
            <text:p>slope_ws15(k,0.13) &amp; maxic_DTM_50m_avg_ws7(rfuk, 0.10) &amp; profc_DTM_50m_avg_ws7 (rfuk):0.06</text:p>
          </table:table-cell>
          <table:table-cell table:style-name="ce14" office:value-type="string" calcext:value-type="string">
            <text:p>vectorruggedness_hr_ws57 (mk, 0.15) &amp;&amp;:0.11</text:p>
          </table:table-cell>
          <table:table-cell table:style-name="ce17"/>
          <table:table-cell table:style-name="ce11" office:value-type="string" calcext:value-type="string">
            <text:p>slope_ws11(k): 0.03 </text:p>
          </table:table-cell>
          <table:table-cell table:style-name="ce14" office:value-type="string" calcext:value-type="string">
            <text:p>TRI_hr_ws16 (mk): 0.02</text:p>
          </table:table-cell>
          <table:table-cell table:style-name="ce17"/>
          <table:table-cell office:value-type="string" calcext:value-type="string">
            <text:p>Slope (k): 0.02</text:p>
          </table:table-cell>
          <table:table-cell table:style-name="ce14" office:value-type="string" calcext:value-type="string">
            <text:p>TRI_hr_ws21 (mk):0.05</text:p>
          </table:table-cell>
          <table:table-cell table:style-name="ce17"/>
          <table:table-cell table:style-name="ce11" office:value-type="string" calcext:value-type="string">
            <text:p>slope_ws15(mk): 0.19</text:p>
          </table:table-cell>
          <table:table-cell table:style-name="ce14" office:value-type="string" calcext:value-type="string">
            <text:p>TRI_hr_ws25 (mk):0.19</text:p>
          </table:table-cell>
          <table:table-cell table:style-name="ce17"/>
          <table:table-cell table:style-name="ce11" office:value-type="string" calcext:value-type="string">
            <text:p>maxic_DTM_50m_avg_ws7 (k, 0.12) &amp; slope_ws5 (rk, 0.11) &amp; Convexity (k): 0.08</text:p>
          </table:table-cell>
          <table:table-cell table:style-name="ce14" office:value-type="string" calcext:value-type="string">
            <text:p>vectorruggedness_hr_ws55 (mk, 0.14) &amp; Texture (0.12) &amp; TRI_hr_ws18 (mk): 0.10</text:p>
          </table:table-cell>
          <table:table-cell table:style-name="ce17"/>
          <table:table-cell office:value-type="string" calcext:value-type="string">
            <text:p>slope_DTM_50m_avg_ws7: 0.02</text:p>
          </table:table-cell>
          <table:table-cell table:style-name="ce14" office:value-type="string" calcext:value-type="string">
            <text:p>TRI_hr_ws15 (mk): 0.03</text:p>
          </table:table-cell>
          <table:table-cell table:style-name="ce17"/>
          <table:table-cell office:value-type="string" calcext:value-type="string">
            <text:p>slope_ws11 (k): 0.07</text:p>
          </table:table-cell>
          <table:table-cell table:style-name="ce14" office:value-type="string" calcext:value-type="string">
            <text:p>TRI_hr_ws20 (mk) :0.07</text:p>
          </table:table-cell>
          <table:table-cell table:style-name="ce17"/>
          <table:table-cell table:style-name="ce11" office:value-type="string" calcext:value-type="string">
            <text:p>Convexity (k, 0.20) &amp; maxic_ws7 (k): 0.18</text:p>
          </table:table-cell>
          <table:table-cell table:style-name="ce14" office:value-type="string" calcext:value-type="string">
            <text:p>Texture (!k): 0.24</text:p>
          </table:table-cell>
          <table:table-cell table:style-name="ce17"/>
          <table:table-cell table:style-name="ce11" office:value-type="string" calcext:value-type="string">
            <text:p>slope_ws3 (k, 0.13) &amp; longc_ws19_hr (rk, 0.11) &amp; crosc_ws11 (rk):0.09</text:p>
          </table:table-cell>
          <table:table-cell table:style-name="ce14" office:value-type="string" calcext:value-type="string">
            <text:p>TRI_hr_ws11 (rk, 0.12) <text:s/>&amp; vectorruggedness_hr_ws53 (rk): 0.07</text:p>
          </table:table-cell>
          <table:table-cell table:style-name="ce17"/>
          <table:table-cell table:style-name="ce11" office:value-type="string" calcext:value-type="string">
            <text:p>maxic_DTM_50m_avg_ws7 (k, 0.28) &amp; slope_ws7_hr (k, 0.19) &amp; Convexity (k):0.18</text:p>
          </table:table-cell>
          <table:table-cell table:style-name="ce14" office:value-type="string" calcext:value-type="string">
            <text:p>vectorruggedness_hr_ws45 (mk): 0.29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K14]/[.$C$2]*100" office:value-type="float" office:value="14.2099724022088" calcext:value-type="float">
            <text:p>14.209972402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area (k, 0.08) &amp; Channel_Network_Base_Level (k, 0.08) &amp; Topographic_Wetness_Index (k): 0.06</text:p>
          </table:table-cell>
          <table:table-cell table:style-name="ce15" office:value-type="string" calcext:value-type="string">
            <text:p>Maximum_Height_hr (k, 0.14) &amp; Vertical_Distance_to_Channel_Network (k): 0.09</text:p>
          </table:table-cell>
          <table:table-cell table:style-name="ce18"/>
          <table:table-cell table:style-name="ce12" office:value-type="string" calcext:value-type="string">
            <text:p>Topographic_Wetness_Index (k, 0.09) &amp; Mass_Balance_Index (k): 0.07</text:p>
          </table:table-cell>
          <table:table-cell table:style-name="ce15" office:value-type="string" calcext:value-type="string">
            <text:p>Normalized_Height (k,0.18) &amp; Maximum_Height_hr &amp; <text:s/>Slope_Height (rfuk): 0.14</text:p>
          </table:table-cell>
          <table:table-cell table:style-name="ce18"/>
          <table:table-cell table:style-name="ce12" office:value-type="string" calcext:value-type="string">
            <text:p>LS_Factor (k,0.08) &amp; sagaTopographic_Wetness_Index (k): 0.03</text:p>
          </table:table-cell>
          <table:table-cell table:style-name="ce15" office:value-type="string" calcext:value-type="string">
            <text:p>Maximum_Height_hr (k, 0.04) &amp; Standardized_Height: 0.02</text:p>
          </table:table-cell>
          <table:table-cell table:style-name="ce18"/>
          <table:table-cell table:style-name="ce12" office:value-type="string" calcext:value-type="string">
            <text:p>LS_Factor (k): 0.035</text:p>
          </table:table-cell>
          <table:table-cell table:style-name="ce15" office:value-type="string" calcext:value-type="string">
            <text:p>Slope_Height_hr (k, 0.08) &amp;Maximum_Height_hr&amp;Slope_Height: 0.05</text:p>
          </table:table-cell>
          <table:table-cell table:style-name="ce18"/>
          <table:table-cell table:style-name="ce12" office:value-type="string" calcext:value-type="string">
            <text:p>LS_Factor (k, 0.23) &amp; Topographic_Wetness_Index (k, 0.17) &amp; Channel_Network_Base_Level (k): 0.14</text:p>
          </table:table-cell>
          <table:table-cell table:style-name="ce15" office:value-type="string" calcext:value-type="string">
            <text:p>Mid_Slope_Positon (k 0.22), Maximum_Height_hr (rfuk, 0.18) &amp; SlopeHeight (rfuk): 0.17</text:p>
          </table:table-cell>
          <table:table-cell table:style-name="ce18"/>
          <table:table-cell table:style-name="ce12" office:value-type="string" calcext:value-type="string">
            <text:p>Topographic_Wetness_Index (k): 0.10</text:p>
          </table:table-cell>
          <table:table-cell table:style-name="ce15" office:value-type="string" calcext:value-type="string">
            <text:p>Normalized_Height (k): 0.09</text:p>
          </table:table-cell>
          <table:table-cell table:style-name="ce18"/>
          <table:table-cell office:value-type="string" calcext:value-type="string">
            <text:p>LS_Factor (rfuk: 0.08) &amp; sagaTopographic_Wetness_Index (rfuk):0.03</text:p>
          </table:table-cell>
          <table:table-cell table:style-name="ce15" office:value-type="string" calcext:value-type="string">
            <text:p>Vertical_Distance_to_Channel_Network (k, 0.11) &amp; Normalized_Height (k): 0.08</text:p>
          </table:table-cell>
          <table:table-cell table:style-name="ce18"/>
          <table:table-cell table:style-name="ce12" office:value-type="string" calcext:value-type="string">
            <text:p>LS_Factor (rfuk, 0.12) &amp; Topographic_Wetness_Index: 0.07</text:p>
          </table:table-cell>
          <table:table-cell table:style-name="ce15" office:value-type="string" calcext:value-type="string">
            <text:p>Normalized_Height (rk, 0.14) &amp; Maximum Height (0.08) and ValleyDepth: 0.06</text:p>
          </table:table-cell>
          <table:table-cell table:style-name="ce18"/>
          <table:table-cell table:style-name="ce12" office:value-type="string" calcext:value-type="string">
            <text:p>Catchment_slope (rk, 0.15) &amp; sagaTopographic_Wetness_Index (k,0.11) &amp; uk: 0.08</text:p>
          </table:table-cell>
          <table:table-cell table:style-name="ce15" office:value-type="string" calcext:value-type="string">
            <text:p>Normalized_Height (k,0.09) &amp; Normalized_Height (rk): 0.08</text:p>
          </table:table-cell>
          <table:table-cell table:style-name="ce18"/>
          <table:table-cell table:style-name="ce12" office:value-type="string" calcext:value-type="string">
            <text:p>Channel_Network_Base_Level (k, 0.15) &amp; Topographic_Wetness_Index (rk, 0.11) &amp; uk: 0.10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Topographic_Wetness_Index (k): 0.18</text:p>
          </table:table-cell>
          <table:table-cell table:style-name="ce15" office:value-type="string" calcext:value-type="string">
            <text:p>Standardized_Height (rk, 0.22) % Slope_Height (rk):0.16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Glaciolacustrine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Texture (rk, 0.29) &amp; VerticalDistancetoChannelNetwork (rk, 0.17) &amp; slope_DTM_50m_avg_ws7 (k): 0.09</text:p>
          </table:table-cell>
          <table:table-cell table:style-name="ce13" office:value-type="string" calcext:value-type="string">
            <text:p>geom_hr_L50m_fl10_r_li_(-uk, 0.39) &amp; uk: 0.37</text:p>
          </table:table-cell>
          <table:table-cell table:style-name="ce16" office:value-type="string" calcext:value-type="string">
            <text:p>geom_DTM_50m_avg_fl8_L300m (!k) :0.32</text:p>
          </table:table-cell>
          <table:table-cell table:style-name="ce10" office:value-type="string" calcext:value-type="string">
            <text:p>ChannelNetworkBaseLevel:0</text:p>
          </table:table-cell>
          <table:table-cell table:style-name="ce13" office:value-type="string" calcext:value-type="string">
            <text:p>geom_hr_L3_fl10_r_li_dominance_UE_hr_40cells (k, 0.37) &amp; uk, 0.28 &amp; uk: .26</text:p>
          </table:table-cell>
          <table:table-cell table:style-name="ce16" office:value-type="string" calcext:value-type="string">
            <text:p>geom_DTM_50m_avg_fl10_L200m (mk): 0.26</text:p>
          </table:table-cell>
          <table:table-cell office:value-type="string" calcext:value-type="string">
            <text:p>Modified_Catchment_Area (!k, 0.02) &amp; ChannelNetworkBaseLevel: 0</text:p>
          </table:table-cell>
          <table:table-cell table:style-name="ce13" office:value-type="string" calcext:value-type="string">
            <text:p>geom_hr_L50m_fl10_r_li_mps_UE_hr_20cells (!rk, 0.18) &amp; geom_hr_L50m_fl1_r_li_richness_UE_hr_20cells (rk): 0.11</text:p>
          </table:table-cell>
          <table:table-cell table:style-name="ce16" office:value-type="string" calcext:value-type="string">
            <text:p>geom_10m_fl4_L60 !!k: 0.04</text:p>
          </table:table-cell>
          <table:table-cell table:style-name="Default"/>
          <table:table-cell table:style-name="ce12" office:value-type="string" calcext:value-type="string">
            <text:p>geom_hr_L3_fl10_r_li_mps_UE_hr_5cells (!k. 0.36) <text:s/>&amp;uk: 0.34</text:p>
          </table:table-cell>
          <table:table-cell table:style-name="ce16" office:value-type="string" calcext:value-type="string">
            <text:p>geom_DTM_50m_avg_fl8_L1000m (rk): 0.24</text:p>
          </table:table-cell>
          <table:table-cell table:style-name="ce10" office:value-type="string" calcext:value-type="string">
            <text:p>Channel_Network_Base_Level (k0.22) &amp; slope_DTM_50m_avg_ws5 (mk, 0.10) &amp; ChannelNetworkBaseLevel(rk): 0.03</text:p>
          </table:table-cell>
          <table:table-cell table:style-name="ce13" office:value-type="string" calcext:value-type="string">
            <text:p>geom_hr_L3_fl1_r_li_richness_UE_hr_20cells (k, 0.43) '&amp; uk: 0.30 &amp; uk: 0.38</text:p>
          </table:table-cell>
          <table:table-cell table:style-name="ce16" office:value-type="string" calcext:value-type="string">
            <text:p>geom_10m_fl10_L6 (rk) : 0.38</text:p>
          </table:table-cell>
          <table:table-cell office:value-type="string" calcext:value-type="string">
            <text:p>Catchment_slope (k, 0.02)&amp; ChannelNetworkBaseLevel (k):0.01</text:p>
          </table:table-cell>
          <table:table-cell table:style-name="ce13" office:value-type="string" calcext:value-type="string">
            <text:p>geom_hr_L50m_fl1-uk-20cells (0.33) &amp;uk (0.32) &amp; uk: 0.26</text:p>
          </table:table-cell>
          <table:table-cell table:style-name="ce16" office:value-type="string" calcext:value-type="string">
            <text:p>geom_DTM_50m_avg_fl10_L250m (rk):0.02</text:p>
          </table:table-cell>
          <table:table-cell office:value-type="string" calcext:value-type="string">
            <text:p>ChannelNetworkBaseLevel (k,0.08) &amp; slope_DTM_50m_avg_ws7 (k. 0.04) &amp; uk: 0.03</text:p>
          </table:table-cell>
          <table:table-cell table:style-name="ce13" office:value-type="string" calcext:value-type="string">
            <text:p>geom_hr_L50m_fl1_r_li_richness_UE_hr_20cells (!k ,0.30) </text:p>
          </table:table-cell>
          <table:table-cell table:style-name="ce16" office:value-type="string" calcext:value-type="string">
            <text:p>geom_DTM_50m_avg_fl10_L250m (mk): 0.26</text:p>
          </table:table-cell>
          <table:table-cell table:style-name="ce10" office:value-type="string" calcext:value-type="string">
            <text:p>ChannelNetworkBaseLevel (k,0.26) &amp; VerticalDistancetoChannelNetwork (uk): 0.13</text:p>
          </table:table-cell>
          <table:table-cell table:style-name="ce13" office:value-type="string" calcext:value-type="string">
            <text:p>UK: 0.28</text:p>
          </table:table-cell>
          <table:table-cell table:style-name="ce16" office:value-type="string" calcext:value-type="string">
            <text:p>geom_DTM_50m_avg_fl10_L800m (uk):0.40</text:p>
          </table:table-cell>
          <table:table-cell table:style-name="ce10" office:value-type="string" calcext:value-type="string">
            <text:p>ChannelNetworkBaseLevel:0</text:p>
          </table:table-cell>
          <table:table-cell table:style-name="ce13" office:value-type="string" calcext:value-type="string">
            <text:p>UK: 0.44</text:p>
          </table:table-cell>
          <table:table-cell table:style-name="ce16" office:value-type="string" calcext:value-type="string">
            <text:p>geom_DTM_50m_avg_fl8_L600m (mk): 0.32</text:p>
          </table:table-cell>
          <table:table-cell table:style-name="ce10" office:value-type="string" calcext:value-type="string">
            <text:p>ChannelNetworkBaseLevel (k: 0.05)</text:p>
          </table:table-cell>
          <table:table-cell table:style-name="ce13" office:value-type="string" calcext:value-type="string">
            <text:p>geom_hr_L3_fl10_r_li_edgedensity_UE_hr_20cells (rk. 0.46) &amp; uk: 0.44</text:p>
          </table:table-cell>
          <table:table-cell table:style-name="ce16"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674256.5" calcext:value-type="float">
            <text:p>2674256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0.32) &amp; minic_DTM_50m_avg_ws7 (rk, 0.25) &amp; Convexity (uk): 0.24</text:p>
          </table:table-cell>
          <table:table-cell table:style-name="ce14" office:value-type="string" calcext:value-type="string">
            <text:p>Texture (k, 0.26) &amp; vectorruggedness_hr_ws59 (rk,0.25) &amp; uk: 0.22</text:p>
          </table:table-cell>
          <table:table-cell table:style-name="ce17"/>
          <table:table-cell table:style-name="ce11" office:value-type="string" calcext:value-type="string">
            <text:p>slope_DTM_50m_avg_ws7 (k,0.07) &amp; Convexity(k, 0.04) &amp; uk_ 0.01</text:p>
          </table:table-cell>
          <table:table-cell table:style-name="ce14" office:value-type="string" calcext:value-type="string">
            <text:p>TRI_hr_ws26(k,0.17) &amp; TRI_hr_ws14 (mk):0.13</text:p>
          </table:table-cell>
          <table:table-cell table:style-name="ce17"/>
          <table:table-cell table:style-name="ce11" office:value-type="string" calcext:value-type="string">
            <text:p>slope_ws29_hr (uk, 0.37) &amp; longc_DTM_50m_avg_ws7 (uk, 0.25) &amp; Convexity(uk): 0.19</text:p>
          </table:table-cell>
          <table:table-cell table:style-name="ce14" office:value-type="string" calcext:value-type="string">
            <text:p>TRI_hr_ws22(k): 0.09</text:p>
          </table:table-cell>
          <table:table-cell table:style-name="ce17"/>
          <table:table-cell table:style-name="ce10" office:value-type="string" calcext:value-type="string">
            <text:p>maxic_DTM_50m_avg_ws7 (rk, 0.35) &amp; slope_DTM_50m_avg_ws7 (k, 0.22) &amp; slope_DTM_50m_avg_ws3 (rk): 0.18</text:p>
          </table:table-cell>
          <table:table-cell table:style-name="ce13" office:value-type="string" calcext:value-type="string">
            <text:p>Texture (!k, 0.19) &amp; TRI_hr_ws10(mk, 0.17) &amp; uk: 0.14</text:p>
          </table:table-cell>
          <table:table-cell table:style-name="ce17"/>
          <table:table-cell table:style-name="ce11" office:value-type="string" calcext:value-type="string">
            <text:p>slope_DTM_50m_avg_ws5 (mk, 0.26) &amp; Convexity (k, 0.19) &amp; maxic_DTM_50m_avg_ws7 (rk): 0.17</text:p>
          </table:table-cell>
          <table:table-cell table:style-name="ce14" office:value-type="string" calcext:value-type="string">
            <text:p>Texture (!k, 0.27) &amp; TRI_hr_ws26 (k): 0.22</text:p>
          </table:table-cell>
          <table:table-cell table:style-name="ce17"/>
          <table:table-cell table:style-name="ce11" office:value-type="string" calcext:value-type="string">
            <text:p>slope_DTM_50m_avg_ws7(k, 0.01) &amp; Convergence_Index (k): 0.003</text:p>
          </table:table-cell>
          <table:table-cell table:style-name="ce14" office:value-type="string" calcext:value-type="string">
            <text:p>Texture(K. 0.26) &amp;vectorruggedness_hr_ws59 (rk, 0.25) &amp; uk:0.22</text:p>
          </table:table-cell>
          <table:table-cell table:style-name="ce17"/>
          <table:table-cell table:style-name="ce11" office:value-type="string" calcext:value-type="string">
            <text:p>slope_DTM_50m_avg_ws7: 0.10</text:p>
          </table:table-cell>
          <table:table-cell table:style-name="ce14" office:value-type="string" calcext:value-type="string">
            <text:p>fischerk_ws61 (rfuk, 0.23) &amp; Texture (rk): 0.16</text:p>
          </table:table-cell>
          <table:table-cell table:style-name="ce17"/>
          <table:table-cell table:style-name="ce11" office:value-type="string" calcext:value-type="string">
            <text:p>slope_ws5 (rk, 0.37) &amp;minic_ws23_hr(uk): 0.35 </text:p>
          </table:table-cell>
          <table:table-cell table:style-name="ce14" office:value-type="string" calcext:value-type="string">
            <text:p>Texture (!k, 0.26)</text:p>
          </table:table-cell>
          <table:table-cell table:style-name="ce17"/>
          <table:table-cell table:style-name="ce11" office:value-type="string" calcext:value-type="string">
            <text:p>slope_DTM_50m_avg_ws7 (k, 0.22) <text:s/>&amp; Convexity (k. 0.18) &amp; planc_DTM_50m_avg_ws7 (rk): 0.15</text:p>
          </table:table-cell>
          <table:table-cell table:style-name="ce14" office:value-type="string" calcext:value-type="string">
            <text:p>Texture (!k, 0.25) &amp; TRI_hr_ws25 (mk): 0.16</text:p>
          </table:table-cell>
          <table:table-cell table:style-name="ce17"/>
          <table:table-cell table:style-name="ce11" office:value-type="string" calcext:value-type="string">
            <text:p>slope_ws3 (k, 0.38) &amp; slope_DTM_50m_avg_ws7(k): <text:s/>0.26</text:p>
          </table:table-cell>
          <table:table-cell table:style-name="ce14" office:value-type="string" calcext:value-type="string">
            <text:p>Texture (k!): 0.20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N17]/[.$C$2]*100" office:value-type="float" office:value="2.82511986420696" calcext:value-type="float">
            <text:p>2.825119864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slope (k, 0.30) &amp; Channel_Network_Base_Level (rk, 0.26, mbalance) &amp; Topographic_Wetness_Index (uk);0.25</text:p>
          </table:table-cell>
          <table:table-cell table:style-name="ce15" office:value-type="string" calcext:value-type="string">
            <text:p>Maximum_Height_hr (k, 028) &amp; uk (0.26) &amp; uk: 0.23</text:p>
          </table:table-cell>
          <table:table-cell table:style-name="ce18"/>
          <table:table-cell table:style-name="ce12" office:value-type="string" calcext:value-type="string">
            <text:p>Channel_Network_Base_Level (k) :0.02</text:p>
          </table:table-cell>
          <table:table-cell table:style-name="ce15" office:value-type="string" calcext:value-type="string">
            <text:p>Maximum_Height_hr: 0.005</text:p>
          </table:table-cell>
          <table:table-cell table:style-name="ce18"/>
          <table:table-cell table:style-name="ce12" office:value-type="string" calcext:value-type="string">
            <text:p>Catchment_area (k, 0.27) &amp; Channel_Network_Base_Level (k): 0.18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1" office:value-type="string" calcext:value-type="string">
            <text:p>Channel_Network_Base_Level (k,0.12) &amp; sagaTopographic_Wetness_Index (k, 0.08) &amp; Catchment_area(rk): 0.06</text:p>
          </table:table-cell>
          <table:table-cell table:style-name="ce15" office:value-type="string" calcext:value-type="string">
            <text:p>Maximum_Height_hr (k, 0.09) &amp; ValleyDepth (k): 0.08</text:p>
          </table:table-cell>
          <table:table-cell table:style-name="ce18"/>
          <table:table-cell table:style-name="ce12" office:value-type="string" calcext:value-type="string">
            <text:p>Channel_Network_Base_Level (k, 0.20) &amp; Modified_Catchment_Area (k): 0.17</text:p>
          </table:table-cell>
          <table:table-cell table:style-name="ce15" office:value-type="string" calcext:value-type="string">
            <text:p>Maximum_Height_hr (0.08) &amp; ValleyDepth: 0.06</text:p>
          </table:table-cell>
          <table:table-cell table:style-name="ce18"/>
          <table:table-cell table:style-name="ce12" office:value-type="string" calcext:value-type="string">
            <text:p>Catchment_slope (k, 0.01) &amp; Catchment_area (k,alse eigentich sagaTWI):0.007 </text:p>
          </table:table-cell>
          <table:table-cell table:style-name="ce15" office:value-type="string" calcext:value-type="string">
            <text:p>Maximum_Height_hr (k,0.07) &amp; Valley_Depth_hr:0.03</text:p>
          </table:table-cell>
          <table:table-cell table:style-name="ce18"/>
          <table:table-cell table:style-name="ce12" office:value-type="string" calcext:value-type="string">
            <text:p>Channel_Network_Base_Level (k,0.22) %&amp;Catchment_slope(rk): 0.020</text:p>
          </table:table-cell>
          <table:table-cell table:style-name="ce15" office:value-type="string" calcext:value-type="string">
            <text:p>Maximum_Height_hr : 0.08 &amp; Valley_Depth_hr: 0.03</text:p>
          </table:table-cell>
          <table:table-cell table:style-name="ce18"/>
          <table:table-cell table:style-name="ce12" office:value-type="string" calcext:value-type="string">
            <text:p>Channel_Network_Base_Level (k, 0.22) &amp; Catchment_slope (rk) :0.20</text:p>
          </table:table-cell>
          <table:table-cell table:style-name="ce15" office:value-type="string" calcext:value-type="string">
            <text:p>Maximum_Height_hr (k,0.10) &amp; Vertical_Distance_to_Channel_Network(k,0.08) <text:s/>&amp; uk:0.26</text:p>
          </table:table-cell>
          <table:table-cell table:style-name="ce18"/>
          <table:table-cell table:style-name="ce12" office:value-type="string" calcext:value-type="string">
            <text:p>Channel_Network_Base_Level: 0.06</text:p>
          </table:table-cell>
          <table:table-cell table:style-name="ce15" office:value-type="string" calcext:value-type="string">
            <text:p>Maximum_Height_hr (k, 0.005)</text:p>
          </table:table-cell>
          <table:table-cell table:style-name="ce18"/>
          <table:table-cell table:style-name="ce12" office:value-type="string" calcext:value-type="string">
            <text:p>Channel_Network_Base_Level (k,0.10) &amp; Modified_Catchment_Area (k): 0.08</text:p>
          </table:table-cell>
          <table:table-cell table:style-name="ce15" office:value-type="string" calcext:value-type="string">
            <text:p>Maximum_Height_hr: 0.04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Ice-marginal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:0.02</text:p>
          </table:table-cell>
          <table:table-cell table:style-name="ce13" office:value-type="string" calcext:value-type="string">
            <text:p>geom_hr_L3_fl10_r_li_dominance_UE_hr_40cells (!k, 0.25) &amp; geom_hr_L3_fl1_r_li_dominance_UE_hr_20cells (k): 0.21</text:p>
          </table:table-cell>
          <table:table-cell table:style-name="ce13" office:value-type="string" calcext:value-type="string">
            <text:p>geom_DTM_50m_avg_fl10_L150m (k, 0.33) &amp; geom_10m_fl10_L4 (k) :0.29</text:p>
          </table:table-cell>
          <table:table-cell office:value-type="string" calcext:value-type="string">
            <text:p>Slope (mk, 0.02) &amp; VerticalDistancetoChannelNetwork: 0</text:p>
          </table:table-cell>
          <table:table-cell table:style-name="ce10" office:value-type="string" calcext:value-type="string">
            <text:p>geom_hr_L50m_fl1_r_li_patchdensity_UE_hr_20cells (!k0.06) &amp; uk: 0.01</text:p>
          </table:table-cell>
          <table:table-cell table:style-name="ce16" office:value-type="string" calcext:value-type="string">
            <text:p>geom_10m_fl4_L20 (mk: 0.02)</text:p>
          </table:table-cell>
          <table:table-cell table:style-name="ce10" office:value-type="string" calcext:value-type="string">
            <text:p>ChannelNetworkBaseLevel (k, 0.15) <text:s/>&amp; slope_DTM_50m_avg_ws5 (k): 0.06</text:p>
          </table:table-cell>
          <table:table-cell table:style-name="ce13" office:value-type="string" calcext:value-type="string">
            <text:p>UK:0.5</text:p>
          </table:table-cell>
          <table:table-cell table:style-name="ce16" office:value-type="string" calcext:value-type="string">
            <text:p>geom_10m_fl1_L22 (k): 0.33</text:p>
          </table:table-cell>
          <table:table-cell table:style-name="ce10" office:value-type="string" calcext:value-type="string">
            <text:p>ChannelNetworkBaseLevel (k, 0.25) &amp; slope_DTM_50m_avg_ws3 (rk, 0.13) &amp; TPI_i0m_o500m (k ): 0.06</text:p>
          </table:table-cell>
          <table:table-cell table:style-name="ce14" office:value-type="string" calcext:value-type="string">
            <text:p>geom_hr_L50m_fl10_r_li_richness_UE_hr_20cells (rk): 0.39</text:p>
          </table:table-cell>
          <table:table-cell table:style-name="ce16" office:value-type="string" calcext:value-type="string">
            <text:p>geom_DTM_50m_avg_fl10_L1500m (k): 0.33</text:p>
          </table:table-cell>
          <table:table-cell office:value-type="string" calcext:value-type="string">
            <text:p>Catchment_slope (k!, 0.07) &amp; slope_DTM_50m_avg_ws5 (rk) &amp; uk: 0.05</text:p>
          </table:table-cell>
          <table:table-cell table:style-name="ce13" office:value-type="string" calcext:value-type="string">
            <text:p>geom_hr_L50m_fl10_r_li_richness_UE_hr_20cells (k, 0.30) &amp; geom_hr_L3_fl1_r_li_richness_UE_hr_20cells (k): 0.28</text:p>
          </table:table-cell>
          <table:table-cell table:style-name="ce16" office:value-type="string" calcext:value-type="string">
            <text:p>geom_DTM_50m_avg_fl10_L150m (!k): 0.29</text:p>
          </table:table-cell>
          <table:table-cell office:value-type="string" calcext:value-type="string">
            <text:p>ChannelNetworkBaseLevel (!k, 0.11) &amp;uk&amp;uk: 0.08</text:p>
          </table:table-cell>
          <table:table-cell table:style-name="ce13" office:value-type="string" calcext:value-type="string">
            <text:p>geom_hr_L50m_fl10_r_li_richness_UE_hr_20cells(k!) :0.28</text:p>
          </table:table-cell>
          <table:table-cell table:style-name="ce16" office:value-type="string" calcext:value-type="string">
            <text:p>geom_DTM_50m_avg_fl2_L250m (!k): 0.40 &amp;uk: 0.36</text:p>
          </table:table-cell>
          <table:table-cell table:style-name="ce10" office:value-type="string" calcext:value-type="string">
            <text:p>Catchment_slope (rk, 0.22) &amp; ChannelNetworkBaseLevel(k, 0.07() &amp; uk:0.05</text:p>
          </table:table-cell>
          <table:table-cell table:style-name="ce13" office:value-type="string" calcext:value-type="string">
            <text:p>geom_hr_L50m_fl10_r_li -uk (0.38) &amp; uk: 0.34</text:p>
          </table:table-cell>
          <table:table-cell table:style-name="ce16" office:value-type="string" calcext:value-type="string">
            <text:p>geom_DTM_50m_avg_fl10_L1000m(k): 0.24</text:p>
          </table:table-cell>
          <table:table-cell table:style-name="ce10" office:value-type="string" calcext:value-type="string">
            <text:p>ChannelNetworkBaseLevel (!k, 0.02) &amp; Texture (k, 0.01) &amp; uk: 0.0</text:p>
          </table:table-cell>
          <table:table-cell table:style-name="ce13" office:value-type="string" calcext:value-type="string">
            <text:p>geom_hr_L3_fl10_r_li_dominance_UE_hr_40cells (k,0.42) &amp;&amp;0.39</text:p>
          </table:table-cell>
          <table:table-cell table:style-name="ce16" office:value-type="string" calcext:value-type="string">
            <text:p>Ruk_0.47</text:p>
          </table:table-cell>
          <table:table-cell table:style-name="ce10" office:value-type="string" calcext:value-type="string">
            <text:p>ChannelNetworkBaseLevel (!k: 0.19) &amp; slope_ws15(mk) :0.08</text:p>
          </table:table-cell>
          <table:table-cell table:style-name="ce13" office:value-type="string" calcext:value-type="string">
            <text:p>UK: 0.47</text:p>
          </table:table-cell>
          <table:table-cell table:style-name="ce16" office:value-type="string" calcext:value-type="string">
            <text:p>UK:0.39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59237.5" calcext:value-type="float">
            <text:p>2592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 0.18) &amp; crosc_DTM_50m_avg_ws7(uk, 0.16) &amp; <text:s/>uk: 0.10</text:p>
          </table:table-cell>
          <table:table-cell table:style-name="ce14" office:value-type="string" calcext:value-type="string">
            <text:p>TRI_hr_ws26: (rfuk,0.26) &amp; Texture(rfuk, 0.20) &amp; terraintexture_hr_ws57_tp25 (!!rfuk): 0.15 </text:p>
          </table:table-cell>
          <table:table-cell table:style-name="ce17"/>
          <table:table-cell table:style-name="ce11" office:value-type="string" calcext:value-type="string">
            <text:p>Slope (mk, 0.02) &amp;uk:0.01</text:p>
          </table:table-cell>
          <table:table-cell table:style-name="ce14" office:value-type="string" calcext:value-type="string">
            <text:p>TRI_hr_ws25 (k, 0.02) &amp; Texture(k): 0.01</text:p>
          </table:table-cell>
          <table:table-cell table:style-name="ce17"/>
          <table:table-cell table:style-name="ce11" office:value-type="string" calcext:value-type="string">
            <text:p>maxic_DTM_50m_avg_ws7(uk, 0.34) &amp; slope_ws15 (uk, 0.25) &amp; profc_DTM_50m_avg_ws7 (uk): 0.2</text:p>
          </table:table-cell>
          <table:table-cell table:style-name="ce14" office:value-type="string" calcext:value-type="string">
            <text:p>Texture (k, 0.35) &amp; vectorruggedness_hr_ws59 (rk,0.35) &amp; terraintexture_hr_ws57_tp25 (rfuk): 0.26</text:p>
          </table:table-cell>
          <table:table-cell table:style-name="ce17"/>
          <table:table-cell table:style-name="ce11" office:value-type="string" calcext:value-type="string">
            <text:p>slope_DTM_50m_avg_ws3 (k, 0.29) &amp; Convexity (0.19) &amp; CrossSectionalCurvature (rk).: 0.16</text:p>
          </table:table-cell>
          <table:table-cell table:style-name="ce14" office:value-type="string" calcext:value-type="string">
            <text:p>TRI_hr_ws26 (mk, 0.31) &amp; fischerk_ws43 (mk):0.,26</text:p>
          </table:table-cell>
          <table:table-cell table:style-name="ce17"/>
          <table:table-cell table:style-name="ce11" office:value-type="string" calcext:value-type="string">
            <text:p>slope_DTM_50m_avg_ws7 (!k, 0.10) &amp; longc_DTM_50m_avg_ws7 (rk, 0.06) &amp; Convexity(rk): 0.05</text:p>
          </table:table-cell>
          <table:table-cell table:style-name="ce14" office:value-type="string" calcext:value-type="string">
            <text:p>TRI_hr_ws26 (rk, 0.21) &amp; Texture (rfuk, 0.14) &amp; uk: 0.11</text:p>
          </table:table-cell>
          <table:table-cell table:style-name="ce17"/>
          <table:table-cell table:style-name="ce11" office:value-type="string" calcext:value-type="string">
            <text:p>slope_DTM_50m_avg_ws5 (!k): 0.18</text:p>
          </table:table-cell>
          <table:table-cell table:style-name="ce14" office:value-type="string" calcext:value-type="string">
            <text:p>TRI_hr_ws26 (mk, 0.23) &amp;uk&amp;uk: 0.20</text:p>
          </table:table-cell>
          <table:table-cell table:style-name="ce17"/>
          <table:table-cell table:style-name="ce11" office:value-type="string" calcext:value-type="string">
            <text:p>slope_DTM_50m_avg_ws7 (!k, 0.20) &amp; Convexity(!k,0.14) &amp;uk:0.013</text:p>
          </table:table-cell>
          <table:table-cell table:style-name="ce14" office:value-type="string" calcext:value-type="string">
            <text:p>TRI_hr_ws24 (mk): 0.27 &amp;&amp;0.25</text:p>
          </table:table-cell>
          <table:table-cell table:style-name="ce17"/>
          <table:table-cell table:style-name="ce11" office:value-type="string" calcext:value-type="string">
            <text:p>slope_DTM_50m_avg_ws7 (mk, 0.28) &amp; Convexity (rk, 0.20) &amp; uk:0.13</text:p>
          </table:table-cell>
          <table:table-cell table:style-name="ce14" office:value-type="string" calcext:value-type="string">
            <text:p>TRI_hr_ws24 (mk, 0.31) &amp; <text:s/>Texture (rfuk, 0.20) &amp; fischerk_ws57 (mk): 0.17</text:p>
          </table:table-cell>
          <table:table-cell table:style-name="ce17"/>
          <table:table-cell table:style-name="ce11" office:value-type="string" calcext:value-type="string">
            <text:p>Convexity (rfuk, 0.38) &amp; longc_ws11(rfuk, 0.27) &amp;slope_DTM_50m_avg_ws7 (k): 0.21</text:p>
          </table:table-cell>
          <table:table-cell table:style-name="ce14" office:value-type="string" calcext:value-type="string">
            <text:p>vectorruggedness_hr_ws49 (mk, 0.36) &amp; uk:0.29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Q20]/[.$C$2]*100" office:value-type="float" office:value="0.273861916685012" calcext:value-type="float">
            <text:p>0.273861916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k ,0.04) &amp; LS_Factor (k): 0.03</text:p>
          </table:table-cell>
          <table:table-cell table:style-name="ce15" office:value-type="string" calcext:value-type="string">
            <text:p>Maximum_Height_hr:0.02</text:p>
          </table:table-cell>
          <table:table-cell table:style-name="ce18"/>
          <table:table-cell table:style-name="ce12" office:value-type="string" calcext:value-type="string">
            <text:p>LS_Factor (rfuk): 0.02 &amp; Topographic_Wetness_Index (rfuk): 0.01</text:p>
          </table:table-cell>
          <table:table-cell table:style-name="ce15" office:value-type="string" calcext:value-type="string">
            <text:p>SlopeHeight (k, 0.05) &amp; Slope_Height_hr(?k?): 0.01</text:p>
          </table:table-cell>
          <table:table-cell table:style-name="ce18"/>
          <table:table-cell table:style-name="ce12" office:value-type="string" calcext:value-type="string">
            <text:p>Channel_Network_Base_Level (k, 0.249) &amp; sagaTopographic_Wetness_Index (k, 0.15) &amp; LS_Factor(uk): 0.13</text:p>
          </table:table-cell>
          <table:table-cell table:style-name="ce15" office:value-type="string" calcext:value-type="string">
            <text:p>Maximum_Height_hr: 0.19</text:p>
          </table:table-cell>
          <table:table-cell table:style-name="ce18"/>
          <table:table-cell table:style-name="ce12" office:value-type="string" calcext:value-type="string">
            <text:p>LS_Factor (k, <text:s/>0.35) &amp; <text:s/>Topographic_Wetness_Index (k, 0.29) &amp; Channel_Network_Base_Level (k): 0.23</text:p>
          </table:table-cell>
          <table:table-cell table:style-name="ce15" office:value-type="string" calcext:value-type="string">
            <text:p>Maximum_Height_hr (k, 0.12) &amp; ValleyDepth (k, 0.08) &amp; Slope_Height (k, 0.06)</text:p>
          </table:table-cell>
          <table:table-cell table:style-name="ce18"/>
          <table:table-cell table:style-name="ce12" office:value-type="string" calcext:value-type="string">
            <text:p>Catchment_slope(!k, 0.07) &amp; LS_Factor (k): 0.05</text:p>
          </table:table-cell>
          <table:table-cell table:style-name="ce15" office:value-type="string" calcext:value-type="string">
            <text:p>Maximum_Height_hr (k,0.12) &amp; Valley_Depth_hr (k=: 0.08</text:p>
          </table:table-cell>
          <table:table-cell table:style-name="ce18"/>
          <table:table-cell table:style-name="ce12" office:value-type="string" calcext:value-type="string">
            <text:p>Catchment_slope (!k, 0.16) &amp; Channel_Network_Base_Level (k): 0.14</text:p>
          </table:table-cell>
          <table:table-cell table:style-name="ce15" office:value-type="string" calcext:value-type="string">
            <text:p>Maximum_Height_hr (!k, 0,12) &amp; ValleyDepth (k) :0.12</text:p>
          </table:table-cell>
          <table:table-cell table:style-name="ce18"/>
          <table:table-cell table:style-name="ce12" office:value-type="string" calcext:value-type="string">
            <text:p>Catchment_slope (!k, 0.21) &amp; Channel_Network_Base_Level (!k, 0.15) &amp; LS_Factor(k):0.13</text:p>
          </table:table-cell>
          <table:table-cell table:style-name="ce15" office:value-type="string" calcext:value-type="string">
            <text:p>Relative_Slope_Position <text:s/>(!k, 0.22) &amp; ValleyDepth (rk,0.21) &amp; Maximum_Height_hr(rk): 0.11</text:p>
          </table:table-cell>
          <table:table-cell table:style-name="ce18"/>
          <table:table-cell table:style-name="ce12" office:value-type="string" calcext:value-type="string">
            <text:p>Channel_Network_Base_Level(k): 0.08</text:p>
          </table:table-cell>
          <table:table-cell table:style-name="ce15" office:value-type="string" calcext:value-type="string">
            <text:p>Maximum_Height_hr (k!, 0.02) &amp; <text:s text:c="2"/>ValleyDepth(rk): 0</text:p>
          </table:table-cell>
          <table:table-cell table:style-name="ce18"/>
          <table:table-cell table:style-name="ce12" office:value-type="string" calcext:value-type="string">
            <text:p>Channel_Network_Base_Level (!k, 0.22) &amp; sagaTopographic_Wetness_Index (k):0.14</text:p>
          </table:table-cell>
          <table:table-cell table:style-name="ce15" office:value-type="string" calcext:value-type="string">
            <text:p><text:s/>Relative_Slope_Position (k, 0.24) &amp; Maximum_Height_hr (uk): 0.18 &amp; uk: 0.12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Intermediate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4" office:value-type="string" calcext:value-type="string">
            <text:p>slope_ws11 (!k): 0</text:p>
          </table:table-cell>
          <table:table-cell table:style-name="ce13" office:value-type="string" calcext:value-type="string">
            <text:p>geom_hr_L50m_fl1_r_li_mps_UE_hr_20cells (k): 0.05 &amp;uk:0.02</text:p>
          </table:table-cell>
          <table:table-cell table:style-name="ce16" office:value-type="string" calcext:value-type="string">
            <text:p>geom_10m_fl10_L4 (mk):0.005</text:p>
          </table:table-cell>
          <table:table-cell table:style-name="ce10" office:value-type="string" calcext:value-type="string">
            <text:p>slope_DTM_50m_avg_ws3 (rk, 0.27) &amp; uk (0.22) &amp;uk: 0.20</text:p>
          </table:table-cell>
          <table:table-cell table:style-name="ce13" office:value-type="string" calcext:value-type="string">
            <text:p>geom_hr_L3_fl10_r_li_dominance_UE_hr_40cells (!k, 0.33) &amp; geom_hr_L50m_fl1_r_li_patchdensity_UE_hr_20cells(rk):0.30</text:p>
          </table:table-cell>
          <table:table-cell table:style-name="ce16"/>
          <table:table-cell table:style-name="ce10" office:value-type="string" calcext:value-type="string">
            <text:p>ChannelNetworkBaseLevel (!k, 0.11) &amp; ChannelNetworkBaseLevel (rfuk, 0.06) &amp; uk: 0.03</text:p>
          </table:table-cell>
          <table:table-cell table:style-name="ce13" office:value-type="string" calcext:value-type="string">
            <text:p>geom_hr_L3_fl10_r_li_dominance_UE_hr_40cells (!k, 0.36) &amp; geom_hr_L3_fl10_r_li_edgedensity_UE_hr_20cells (k): 0.27</text:p>
          </table:table-cell>
          <table:table-cell table:style-name="ce16" office:value-type="string" calcext:value-type="string">
            <text:p>geom_DTM_50m_avg_fl10_L1500m (k): 0.28</text:p>
          </table:table-cell>
          <table:table-cell table:style-name="ce21" office:value-type="string" calcext:value-type="string">
            <text:p>ChannelNetworkBaseLevel (!k, 0.17) &amp; Texture (rk, 0.12) <text:s/>&amp; uk: 0.09</text:p>
          </table:table-cell>
          <table:table-cell table:style-name="ce13" office:value-type="string" calcext:value-type="string">
            <text:p>geom_hr_L50m_fl10_r_li_simpson_UE_hr_20cells (rk): 0.38</text:p>
          </table:table-cell>
          <table:table-cell table:style-name="ce16"/>
          <table:table-cell/>
          <table:table-cell table:style-name="ce13"/>
          <table:table-cell table:style-name="ce16"/>
          <table:table-cell table:style-name="ce10"/>
          <table:table-cell table:style-name="ce13"/>
          <table:table-cell table:style-name="ce16"/>
          <table:table-cell table:style-name="ce10"/>
          <table:table-cell table:style-name="ce13"/>
          <table:table-cell table:style-name="ce16"/>
          <table:table-cell table:style-name="ce10"/>
          <table:table-cell table:style-name="ce13"/>
          <table:table-cell table:style-name="ce16"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674968.75" calcext:value-type="float">
            <text:p>26749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4" office:value-type="string" calcext:value-type="string">
            <text:p>slope_ws11 (!k): 0</text:p>
          </table:table-cell>
          <table:table-cell table:style-name="ce14" office:value-type="string" calcext:value-type="string">
            <text:p>TRI_hr_ws11 (mk):0.00</text:p>
          </table:table-cell>
          <table:table-cell table:style-name="ce17"/>
          <table:table-cell table:style-name="ce11" office:value-type="string" calcext:value-type="string">
            <text:p>slope_DTM_50m_avg_ws3 (mk): 0.25</text:p>
          </table:table-cell>
          <table:table-cell table:style-name="ce14" office:value-type="string" calcext:value-type="string">
            <text:p>TRI_hr_ws22 (mk):0.25</text:p>
          </table:table-cell>
          <table:table-cell table:style-name="ce17"/>
          <table:table-cell table:style-name="ce11" office:value-type="string" calcext:value-type="string">
            <text:p>slope_DTM_50m_avg_ws7 (rk, 0.21) &amp; profc_DTM_50m_avg_ws7 (rk): 0.10</text:p>
          </table:table-cell>
          <table:table-cell table:style-name="ce14" office:value-type="string" calcext:value-type="string">
            <text:p>TRI_hr_ws26 (mk, 0.25) &amp; terraintexture_hr_ws25_t1 (mk): 0.22</text:p>
          </table:table-cell>
          <table:table-cell table:style-name="ce17" office:value-type="string" calcext:value-type="string">
            <text:p><text:s/></text:p>
          </table:table-cell>
          <table:table-cell table:style-name="ce11" office:value-type="string" calcext:value-type="string">
            <text:p>slope_DTM_50m_avg_ws7 (1k, 0.32) &amp; uk (0.3) &amp;uk: 0.26</text:p>
          </table:table-cell>
          <table:table-cell table:style-name="ce14" office:value-type="string" calcext:value-type="string">
            <text:p>Texture :0.28</text:p>
          </table:table-cell>
          <table:table-cell table:style-name="ce17"/>
          <table:table-cell table:style-name="ce11"/>
          <table:table-cell table:style-name="ce14"/>
          <table:table-cell table:style-name="ce17"/>
          <table:table-cell table:style-name="ce11"/>
          <table:table-cell table:style-name="ce14"/>
          <table:table-cell table:style-name="ce17"/>
          <table:table-cell table:style-name="ce11"/>
          <table:table-cell table:style-name="ce14"/>
          <table:table-cell table:style-name="ce17"/>
          <table:table-cell table:style-name="ce11"/>
          <table:table-cell table:style-name="ce14"/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T23]/[.$C$2]*100" office:value-type="float" office:value="2.82587229450797" calcext:value-type="float">
            <text:p>2.825872294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LS_Factor (k!): 0</text:p>
          </table:table-cell>
          <table:table-cell table:style-name="ce15" office:value-type="string" calcext:value-type="string">
            <text:p>Maximum_Height_hr:0.0</text:p>
          </table:table-cell>
          <table:table-cell table:style-name="ce18"/>
          <table:table-cell table:style-name="ce12" office:value-type="string" calcext:value-type="string">
            <text:p>sagaTopographic_Wetness_Index (!k, 0.24) &amp; LS_Factor (k,0.21) &amp; TWI: 0.20</text:p>
          </table:table-cell>
          <table:table-cell table:style-name="ce15" office:value-type="string" calcext:value-type="string">
            <text:p>Vertical_Distance_to_Channel_Network (k!, 0.24)</text:p>
          </table:table-cell>
          <table:table-cell table:style-name="ce18"/>
          <table:table-cell table:style-name="ce12" office:value-type="string" calcext:value-type="string">
            <text:p>Channel_Network_Base_Level (!k, 0.11) &amp; Catchment_slope (rk) :007</text:p>
          </table:table-cell>
          <table:table-cell table:style-name="ce15" office:value-type="string" calcext:value-type="string">
            <text:p>Maximum_Height_hr (!k: 0.26) &amp; Normalized_Height (k, 0.08) &amp; ValleyDepth (rk): 0.07</text:p>
          </table:table-cell>
          <table:table-cell table:style-name="ce18"/>
          <table:table-cell table:style-name="ce12" office:value-type="string" calcext:value-type="string">
            <text:p>Channel_Network_Base_Level : 0.29</text:p>
          </table:table-cell>
          <table:table-cell table:style-name="ce15" office:value-type="string" calcext:value-type="string">
            <text:p>Maximum_Height_hr : 0.03</text:p>
          </table:table-cell>
          <table:table-cell table:style-name="ce18"/>
          <table:table-cell table:style-name="ce12"/>
          <table:table-cell table:style-name="ce15"/>
          <table:table-cell table:style-name="ce18"/>
          <table:table-cell table:style-name="ce12"/>
          <table:table-cell table:style-name="ce15"/>
          <table:table-cell table:style-name="ce18"/>
          <table:table-cell table:style-name="ce12"/>
          <table:table-cell table:style-name="ce15"/>
          <table:table-cell table:style-name="ce18"/>
          <table:table-cell table:style-name="ce12"/>
          <table:table-cell table:style-name="ce15"/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Mire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3680262" calcext:value-type="float">
            <text:p>3680262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W26]/[.$C$2]*100" office:value-type="float" office:value="3.88787735270944" calcext:value-type="float">
            <text:p>3.887877352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Mixed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988068.75" calcext:value-type="float">
            <text:p>29880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Z29]/[.$C$2]*100" office:value-type="float" office:value="3.15663526712604" calcext:value-type="float">
            <text:p>3.1566352671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iliceous Bed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6994962" calcext:value-type="float">
            <text:p>6994962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C32]/[.$C$2]*100" office:value-type="float" office:value="7.38957018355301" calcext:value-type="float">
            <text:p>7.3895701836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cree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 office:value-type="string" calcext:value-type="string">
            <text:p>area:</text:p>
          </table:table-cell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010887.5" calcext:value-type="float">
            <text:p>201088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F35]/[.$C$2]*100" office:value-type="float" office:value="2.12432809677586" calcext:value-type="float">
            <text:p>2.124328096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lope Debri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0821912.5" calcext:value-type="float">
            <text:p>1082191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I38]/[.$C$2]*100" office:value-type="float" office:value="11.4324112038092" calcext:value-type="float">
            <text:p>11.432411203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ub-glacial Til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7698206.25" calcext:value-type="float">
            <text:p>17698206.2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L41]/[.$C$2]*100" office:value-type="float" office:value="18.6966186817557" calcext:value-type="float">
            <text:p>18.696618681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ilicious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995887.5" calcext:value-type="float">
            <text:p>99588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O44]/[.$C$2]*100" office:value-type="float" office:value="1.05206869975464" calcext:value-type="float">
            <text:p>1.052068699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Till in genera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0694318.75" calcext:value-type="float">
            <text:p>10694318.75</text:p>
          </table:table-cell>
          <table:table-cell office:value-type="string" calcext:value-type="string">
            <text:p>m²</text:p>
          </table:table-cell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R47]/[.$C$2]*100" office:value-type="float" office:value="11.2976194821947" calcext:value-type="float">
            <text:p>11.2976194822</text:p>
          </table:table-cell>
          <table:table-cell table:style-name="ce6" office:value-type="string" calcext:value-type="string">
            <text:p>%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5:06:36.675795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5-09T17:18:32.339648371</dc:date>
    <meta:editing-duration>PT16H42M46S</meta:editing-duration>
    <meta:editing-cycles>10</meta:editing-cycles>
    <meta:generator>LibreOffice/4.2.7.2$Linux_X86_64 LibreOffice_project/420m0$Build-2</meta:generator>
    <dc:creator>fabs </dc:creator>
    <meta:document-statistic meta:table-count="1" meta:cell-count="620" meta:object-count="0"/>
  </office:meta>
</office:document-meta>
</file>